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-asian="Times New Roman"/>
    </style:style>
    <style:style style:name="P3" style:family="paragraph" style:parent-style-name="Standard">
      <style:text-properties fo:font-weight="bold" style:font-name-asian="Times New Roman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name-asian="Times New Roman" style:font-weight-asian="bold" style:font-weight-complex="bold"/>
    </style:style>
    <style:style style:name="P5" style:family="paragraph" style:parent-style-name="Standard">
      <style:text-properties fo:color="#800000" fo:background-color="#ffff00"/>
    </style:style>
    <style:style style:name="P6" style:family="paragraph" style:parent-style-name="Standard">
      <style:paragraph-properties fo:margin-left="0.5in" fo:margin-right="0in" fo:text-indent="0in" style:auto-text-indent="false"/>
    </style:style>
    <style:style style:name="P7" style:family="paragraph" style:parent-style-name="Standard">
      <style:paragraph-properties fo:margin-left="0.5in" fo:margin-right="0in" fo:text-indent="0in" style:auto-text-indent="false"/>
      <style:text-properties fo:font-weight="bold" style:font-name-asian="Times New Roman" style:font-weight-asian="bold" style:font-weight-complex="bold"/>
    </style:style>
    <style:style style:name="P8" style:family="paragraph" style:parent-style-name="Standard">
      <style:paragraph-properties fo:margin-left="0.5in" fo:margin-right="0in" fo:text-align="center" style:justify-single-word="false" fo:text-indent="0in" style:auto-text-indent="false"/>
    </style:style>
    <style:style style:name="P9" style:family="paragraph" style:parent-style-name="Standard">
      <style:paragraph-properties fo:margin-left="1.5in" fo:margin-right="0in" fo:text-indent="0.5in" style:auto-text-indent="false"/>
    </style:style>
    <style:style style:name="P10" style:family="paragraph" style:parent-style-name="Standard">
      <style:paragraph-properties fo:background-color="#ffffff">
        <style:background-image/>
      </style:paragraph-properties>
    </style:style>
    <style:style style:name="P11" style:family="paragraph" style:parent-style-name="Standard" style:master-page-name="Standard">
      <style:paragraph-properties fo:text-align="center" style:justify-single-word="false" style:page-number="auto"/>
    </style:style>
    <style:style style:name="P12" style:family="paragraph" style:parent-style-name="Standard">
      <style:paragraph-properties fo:background-color="#ffff99">
        <style:background-image/>
      </style:paragraph-properties>
      <style:text-properties fo:color="#800000"/>
    </style:style>
    <style:style style:name="P13" style:family="paragraph" style:parent-style-name="List_20_Paragraph" style:list-style-name="WWNum1"/>
    <style:style style:name="P14" style:family="paragraph" style:parent-style-name="List_20_Paragraph" style:list-style-name="WWNum3"/>
    <style:style style:name="P15" style:family="paragraph" style:parent-style-name="List_20_Paragraph">
      <style:text-properties fo:font-weight="bold" style:font-name-asian="Times New Roman" style:font-weight-asian="bold" style:font-weight-complex="bold"/>
    </style:style>
    <style:style style:name="P16" style:family="paragraph" style:parent-style-name="List_20_Paragraph" style:list-style-name="WWNum4"/>
    <style:style style:name="P17" style:family="paragraph" style:parent-style-name="List_20_Paragraph">
      <style:paragraph-properties fo:text-align="center" style:justify-single-word="false"/>
    </style:style>
    <style:style style:name="P18" style:family="paragraph" style:parent-style-name="List_20_Paragraph" style:list-style-name="WWNum6"/>
    <style:style style:name="P19" style:family="paragraph" style:parent-style-name="List_20_Paragraph" style:list-style-name="WWNum5"/>
    <style:style style:name="P20" style:family="paragraph" style:parent-style-name="List_20_Paragraph" style:list-style-name="WWNum2">
      <style:paragraph-properties fo:margin-left="0.25in" fo:margin-right="0in" fo:text-indent="0in" style:auto-text-indent="false"/>
    </style:style>
    <style:style style:name="P21" style:family="paragraph" style:parent-style-name="List_20_Paragraph">
      <style:paragraph-properties fo:margin-left="1in" fo:margin-right="0in" fo:text-indent="0in" style:auto-text-indent="false"/>
    </style:style>
    <style:style style:name="T1" style:family="text">
      <style:text-properties style:font-name-asian="Times New Roman"/>
    </style:style>
    <style:style style:name="T2" style:family="text">
      <style:text-properties fo:font-size="16pt" fo:font-weight="bold" style:font-name-asian="Times New Roman" style:font-size-asian="16pt" style:font-weight-asian="bold" style:font-size-complex="16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weight="bold" style:font-name-asian="Times New Roman" style:font-weight-asian="bold" style:font-weight-complex="bold"/>
    </style:style>
    <style:style style:name="T5" style:family="text">
      <style:text-properties fo:font-weight="bold" fo:background-color="#ffff00" style:font-name-asian="Times New Roman" style:font-weight-asian="bold" style:font-weight-complex="bold"/>
    </style:style>
    <style:style style:name="T6" style:family="text">
      <style:text-properties fo:color="#800000" style:font-name="Consolas" style:font-name-asian="Times New Roman" style:font-name-complex="Times New Roman"/>
    </style:style>
    <style:style style:name="T7" style:family="text">
      <style:text-properties fo:color="#000000" style:font-name="Consolas" style:font-name-asian="Times New Roman" style:font-name-complex="Times New Roman"/>
    </style:style>
    <style:style style:name="T8" style:family="text">
      <style:text-properties fo:color="#e50000" style:font-name="Consolas" style:font-name-asian="Times New Roman" style:font-name-complex="Times New Roman"/>
    </style:style>
    <style:style style:name="T9" style:family="text">
      <style:text-properties fo:color="#0000ff" style:font-name="Consolas" style:font-name-asian="Times New Roman" style:font-name-complex="Times New Roman"/>
    </style:style>
    <style:style style:name="T10" style:family="text">
      <style:text-properties fo:color="#098658" style:font-name="Consolas" style:font-name-asian="Times New Roman" style:font-name-complex="Times New Roman"/>
    </style:style>
    <style:style style:name="T11" style:family="text">
      <style:text-properties fo:color="#0451a5" style:font-name="Consolas" style:font-name-asian="Times New Roman" style:font-name-complex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2">Javascript Assignments</text:span></text:p>
      <text:p text:style-name="P4"/>
      <text:p text:style-name="P1"><text:span text:style-name="T4">Javascript Fundamentals</text:span></text:p>
      <text:p text:style-name="P4"/>
      <text:p text:style-name="Standard"><text:span text:style-name="T4">1: Reverse a String</text:span></text:p>
      <text:p text:style-name="Standard"><text:span text:style-name="T4">Problem: <text:s text:c="2"/>Write a function to reverse a given string.</text:span></text:p>
      <text:p text:style-name="P2"/>
      <text:p text:style-name="Standard"><text:span text:style-name="T4">2: Find the Largest Number in an Array</text:span></text:p>
      <text:p text:style-name="Standard"><text:span text:style-name="T4">Problem: <text:s text:c="2"/>Write a function to find the largest number in an array.</text:span></text:p>
      <text:p text:style-name="P2"/>
      <text:p text:style-name="Standard"><text:span text:style-name="T4">3: Check if a String is a Palindrome</text:span></text:p>
      <text:p text:style-name="Standard"><text:span text:style-name="T4">Problem: <text:s text:c="2"/>Write a function to check if a given string is a palindrome.</text:span></text:p>
      <text:p text:style-name="P2"/>
      <text:p text:style-name="Standard"><text:span text:style-name="T4">4: Filter Array of Objects</text:span></text:p>
      <text:p text:style-name="Standard"><text:span text:style-name="T4">Problem: <text:s text:c="2"/>Write a function to filter an array of objects based on a specified condition.</text:span></text:p>
      <text:p text:style-name="Standard"><text:span text:style-name="T4">People array with name and age and where age is greater than 18.</text:span></text:p>
      <text:p text:style-name="P2"/>
      <text:p text:style-name="Standard"><text:span text:style-name="T4">5: Sum of All Numbers in an Array</text:span></text:p>
      <text:p text:style-name="Standard"><text:span text:style-name="T4">Problem: <text:s text:c="2"/>Write a function to calculate the sum of all numbers in an array.</text:span></text:p>
      <text:p text:style-name="P2"/>
      <text:p text:style-name="Standard"><text:span text:style-name="T4">6: Remove Duplicates from an Array</text:span></text:p>
      <text:p text:style-name="Standard"><text:span text:style-name="T4">Problem: <text:s text:c="2"/>Write a function to remove duplicates from an array.</text:span></text:p>
      <text:p text:style-name="P2"/>
      <text:p text:style-name="Standard"><text:span text:style-name="T4">7: Flatten a Nested Array</text:span></text:p>
      <text:p text:style-name="Standard"><text:span text:style-name="T4">Problem: <text:s text:c="2"/>Write a function to flatten a nested array.</text:span></text:p>
      <text:p text:style-name="P2"/>
      <text:p text:style-name="Standard"><text:span text:style-name="T4">// Example usage:</text:span></text:p>
      <text:p text:style-name="Standard"><text:span text:style-name="T4">var nestedArray = [1, [2, 3], [4, [5, 6]]].</text:span></text:p>
      <text:p text:style-name="Standard"><text:span text:style-name="T4">var result = flattenArray(nestedArray).</text:span></text:p>
      <text:p text:style-name="Standard"><text:span text:style-name="T4">console.log(result); // Output: [1, 2, 3, 4, 5, 6]</text:span></text:p>
      <text:p text:style-name="P3"/>
      <text:p text:style-name="Standard"><text:span text:style-name="T4">8: Find Intersection of Two Arrays</text:span></text:p>
      <text:p text:style-name="Standard"><text:span text:style-name="T4">Problem: <text:s text:c="2"/>Write a function to find the intersection of two arrays.</text:span></text:p>
      <text:p text:style-name="Standard"><text:span text:style-name="T4">// Example usage:</text:span></text:p>
      <text:p text:style-name="Standard"><text:span text:style-name="T4">var array1 = [1, 2, 3, 4];</text:span></text:p>
      <text:p text:style-name="Standard"><text:span text:style-name="T4">var array2 = [3, 4, 5, 6];</text:span></text:p>
      <text:p text:style-name="Standard"><text:span text:style-name="T4">var result = findIntersection(array1, array2);</text:span></text:p>
      <text:p text:style-name="Standard"><text:span text:style-name="T4">console.log(result); // Output: [3, 4]</text:span></text:p>
      <text:p text:style-name="P2"/>
      <text:p text:style-name="Standard"><text:span text:style-name="T4">9: Convert an Object to an Array of Key-Value Pairs</text:span></text:p>
      <text:p text:style-name="Standard"><text:span text:style-name="T4">Problem: <text:s text:c="2"/>Write a function to convert an object into an array of key-value pairs.</text:span></text:p>
      <text:p text:style-name="P3"/>
      <text:p text:style-name="Standard"><text:span text:style-name="T4">// Example usage:</text:span></text:p>
      <text:p text:style-name="Standard"><text:span text:style-name="T4">var obj = {name: 'John', age: 30};</text:span></text:p>
      <text:p text:style-name="Standard"><text:span text:style-name="T4">var result = objectToArray(obj);</text:span></text:p>
      <text:p text:style-name="Standard"><text:span text:style-name="T4">console.log(result); // Output: [['name', 'John'], ['age', 30]]</text:span></text:p>
      <text:p text:style-name="P2"/>
      <text:p text:style-name="Standard"><text:soft-page-break/><text:span text:style-name="T4">10: Sort an Array of Objects by a Property</text:span></text:p>
      <text:p text:style-name="Standard"><text:span text:style-name="T4">Problem: <text:s text:c="2"/>Write a function to sort an array of objects by a specified property.</text:span></text:p>
      <text:p text:style-name="Standard"><text:span text:style-name="T4">Consider People array with object having properties like name and age,</text:span></text:p>
      <text:p text:style-name="P3"/>
      <text:p text:style-name="P1"><text:span text:style-name="T3">Javascript Object Oriented Programming</text:span></text:p>
      <text:p text:style-name="P2"/>
      <text:p text:style-name="Standard"><text:span text:style-name="T4">1: Creating and Using Objects</text:span></text:p>
      <text:p text:style-name="Standard"><text:span text:style-name="T4">Create a Simple Object:</text:span></text:p>
      <text:p text:style-name="Standard"><text:span text:style-name="T4">    - Create an object `car` with properties `make`, `model`, and `year`.</text:span></text:p>
      <text:p text:style-name="Standard"><text:span text:style-name="T4">    - Add a method `getCarInfo` that returns a string with the car's information.</text:span></text:p>
      <text:p text:style-name="P3"/>
      <text:p text:style-name="Standard"><text:span text:style-name="T4">2: Prototypal Inheritance</text:span></text:p>
      <text:p text:style-name="Standard"><text:span text:style-name="T4"><text:s text:c="2"/>Animal and Dog Classes:</text:span></text:p>
      <text:p text:style-name="Standard"><text:span text:style-name="T4">    - Create a constructor function `Animal` with properties `name` and `sound`.</text:span></text:p>
      <text:p text:style-name="Standard"><text:span text:style-name="T4">    - Add a method `makeSound` to the `Animal` prototype that logs the sound.</text:span></text:p>
      <text:p text:style-name="Standard"><text:span text:style-name="T4">    - Create a constructor function `Dog` that inherits from `Animal`.</text:span></text:p>
      <text:p text:style-name="Standard"><text:span text:style-name="T4">    - Add a method `fetch` to the `Dog` prototype.</text:span></text:p>
      <text:p text:style-name="P2"/>
      <text:p text:style-name="Standard"><text:span text:style-name="T4">3: Encapsulation and Private Variables</text:span></text:p>
      <text:p text:style-name="Standard"><text:span text:style-name="T4">Bank Account:</text:span></text:p>
      <text:p text:style-name="Standard"><text:span text:style-name="T4">    - Create a constructor function `BankAccount` with a private variable `balance`.</text:span></text:p>
      <text:p text:style-name="Standard"><text:span text:style-name="T4">    - Add methods `deposit`, `withdraw`, and `getBalance` to manage the balance.</text:span></text:p>
      <text:p text:style-name="P2"/>
      <text:p text:style-name="P3"/>
      <text:p text:style-name="Standard"><text:span text:style-name="T4">4: Polymorphism</text:span></text:p>
      <text:p text:style-name="Standard"><text:span text:style-name="T4">Shapes:</text:span></text:p>
      <text:p text:style-name="Standard"><text:span text:style-name="T4">    - Create a base constructor function `Shape` with a method `getArea` that returns 0.</text:span></text:p>
      <text:p text:style-name="Standard"><text:span text:style-name="T4">    - Create derived constructor functions `Circle` and `Rectangle` that override the `getArea` method to calculate the area of the shape.</text:span></text:p>
      <text:p text:style-name="P3"/>
      <text:p text:style-name="Standard"><text:span text:style-name="T4">5: Inheritance with Method Overriding</text:span></text:p>
      <text:p text:style-name="Standard"><text:span text:style-name="T4">Vehicle and Car:</text:span></text:p>
      <text:p text:style-name="Standard"><text:span text:style-name="T4">    - Create a constructor function `Vehicle` with properties `make`, `model`, and `year`.</text:span></text:p>
      <text:p text:style-name="Standard"><text:span text:style-name="T4">    - Add a method `getDetails` to the `Vehicle` prototype that returns a string with the vehicle's details.</text:span></text:p>
      <text:p text:style-name="Standard"><text:span text:style-name="T4">    - Create a constructor function `Car` that inherits from `Vehicle` and adds a property `doors`.</text:span></text:p>
      <text:p text:style-name="Standard"><text:span text:style-name="T4">    - Override the `getDetails` method in the `Car` prototype to include the number of doors.</text:span></text:p>
      <text:p text:style-name="P3"/>
      <text:p text:style-name="Standard"><text:span text:style-name="T4">6: Creating and Using Static Methods</text:span></text:p>
      <text:p text:style-name="Standard"><text:span text:style-name="T4">Math Utilities:</text:span></text:p>
      <text:p text:style-name="Standard"><text:span text:style-name="T4">    - Create a constructor function `MathUtil`.</text:span></text:p>
      <text:p text:style-name="Standard"><text:span text:style-name="T4">    - Add a static method `add` that takes two numbers and returns their sum.</text:span></text:p>
      <text:p text:style-name="Standard"><text:span text:style-name="T4">    - Add a static method `subtract` that takes two numbers and returns their difference.</text:span></text:p>
      <text:p text:style-name="Standard"><text:span text:style-name="T4">    - Add a static method `multiply` that takes two numbers and returns their product.</text:span></text:p>
      <text:p text:style-name="Standard"><text:span text:style-name="T4">    - Add a static method `divide` that takes two numbers and returns their quotient.</text:span></text:p>
      <text:p text:style-name="P2"/>
      <text:p text:style-name="Standard"><text:span text:style-name="T1"> </text:span></text:p>
      <text:p text:style-name="Standard"><text:span text:style-name="T4">7: Using Getters and Setters</text:span></text:p>
      <text:p text:style-name="Standard"><text:soft-page-break/><text:span text:style-name="T4">Book:</text:span></text:p>
      <text:p text:style-name="Standard"><text:span text:style-name="T4">    - Create a constructor function `Book` with properties `title`, `author`, and `year`.</text:span></text:p>
      <text:p text:style-name="Standard"><text:span text:style-name="T4">    - Add a getter method `getSummary` that returns a summary string of the book.</text:span></text:p>
      <text:p text:style-name="Standard"><text:span text:style-name="T4">    - Add a setter method `setYear` that updates the year and logs a message when the year is set.</text:span></text:p>
      <text:p text:style-name="P3"/>
      <text:p text:style-name="Standard"><text:span text:style-name="T4">8: Composition Over Inheritance</text:span></text:p>
      <text:p text:style-name="Standard"><text:span text:style-name="T4">User with Address:</text:span></text:p>
      <text:p text:style-name="Standard"><text:span text:style-name="T4">    - Create a constructor function `User` with properties `username` and `password`.</text:span></text:p>
      <text:p text:style-name="Standard"><text:span text:style-name="T4">    - Create a constructor function `Address` with properties `street`, `city`, and `country`.</text:span></text:p>
      <text:p text:style-name="Standard"><text:span text:style-name="T4">    - Add an `address` property to the `User` constructor that holds an `Address` instance.</text:span></text:p>
      <text:p text:style-name="Standard"><text:span text:style-name="T4">    - Add a method `getAddress` to the `User` prototype that returns the user's address as a formatted string.</text:span></text:p>
      <text:p text:style-name="P3"/>
      <text:p text:style-name="Standard"><text:span text:style-name="T4">9: Implementing Polymorphism</text:span></text:p>
      <text:p text:style-name="Standard"><text:span text:style-name="T4">Shape and Specific Shapes:</text:span></text:p>
      <text:p text:style-name="Standard"><text:span text:style-name="T4">    - Create a constructor function `Shape` with a method `getArea` that returns 0.</text:span></text:p>
      <text:p text:style-name="Standard"><text:span text:style-name="T4">    - Create a constructor function `Square` that inherits from `Shape` and has a property `sideLength`.</text:span></text:p>
      <text:p text:style-name="Standard"><text:span text:style-name="T4">    - Override the `getArea` method in `Square` to return the area of the square.</text:span></text:p>
      <text:p text:style-name="Standard"><text:span text:style-name="T4">    - Create a constructor function `Triangle` that inherits from `Shape` and has properties `base` and `height`.</text:span></text:p>
      <text:p text:style-name="Standard"><text:span text:style-name="T4">    - Override the `getArea` method in `Triangle` to return the area of the triangle.</text:span></text:p>
      <text:p text:style-name="P2"/>
      <text:p text:style-name="Standard"><text:span text:style-name="T4">10: Using Mixins</text:span></text:p>
      <text:p text:style-name="Standard"><text:span text:style-name="T4">Flyable and Swimmable Mixins :</text:span></text:p>
      <text:p text:style-name="Standard"><text:span text:style-name="T4">    - Create a mixin `Flyable` that adds a method `fly` to an object.</text:span></text:p>
      <text:p text:style-name="Standard"><text:span text:style-name="T4">    - Create a mixin `Swimmable` that adds a method `swim` to an object.</text:span></text:p>
      <text:p text:style-name="Standard"><text:span text:style-name="T4">    - Create a constructor function `Duck` that uses both mixin</text:span></text:p>
      <text:p text:style-name="P3"/>
      <text:p text:style-name="P1"><text:span text:style-name="T3">Function Overloading</text:span></text:p>
      <text:list xml:id="list2486058054932692636" text:style-name="WWNum2">
        <text:list-item>
          <text:p text:style-name="P20"><text:span text:style-name="T4">Write an overloaded function in javascript that would take care of </text:span></text:p>
        </text:list-item>
      </text:list>
      <text:p text:style-name="Standard"><text:span text:style-name="T4"><text:tab/>Addition of 2 numbers</text:span></text:p>
      <text:p text:style-name="Standard"><text:span text:style-name="T4"><text:tab/>Addition of 3 numbers and </text:span></text:p>
      <text:p text:style-name="Standard"><text:span text:style-name="T4"><text:tab/>Addition of 4 numbers.</text:span></text:p>
      <text:p text:style-name="P3"/>
      <text:list xml:id="list42748468" text:continue-numbering="true" text:style-name="WWNum2">
        <text:list-item>
          <text:p text:style-name="P20"><text:span text:style-name="T4">Write an overloaded function in javascript that would take care of</text:span></text:p>
        </text:list-item>
      </text:list>
      <text:list xml:id="list5623699245449022777" text:style-name="WWNum1">
        <text:list-item>
          <text:p text:style-name="P13"><text:span text:style-name="T4">Function with two strings</text:span></text:p>
        </text:list-item>
        <text:list-item>
          <text:p text:style-name="P13"><text:span text:style-name="T4">Function with two numbers</text:span></text:p>
        </text:list-item>
        <text:list-item>
          <text:p text:style-name="P13"><text:span text:style-name="T4">Function with three numbers</text:span></text:p>
        </text:list-item>
        <text:list-item>
          <text:p text:style-name="P13"><text:span text:style-name="T4">Function with one String and one number</text:span></text:p>
        </text:list-item>
        <text:list-item>
          <text:p text:style-name="P13"><text:span text:style-name="T4">And common implementation for the rest of all combinations.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<text:span text:style-name="T2">Dunder Proto, Object.create and Object.setPrototypeOf and Object.getPrototypeOf</text:span></text:p>
      <text:p text:style-name="P3"/>
      <text:list xml:id="list871171478184915697" text:style-name="WWNum3">
        <text:list-item>
          <text:p text:style-name="P14"><text:span text:style-name="T4">Create Pseudo classical Inheritance by using Object.create and Object.setPrototypeOf for</text:span></text:p>
        </text:list-item>
      </text:list>
      <text:p text:style-name="P6"><text:span text:style-name="T4">Human – Base / Super Class</text:span></text:p>
      <text:p text:style-name="P6"><text:span text:style-name="T4"><text:tab/>name – string</text:span></text:p>
      <text:p text:style-name="P6"><text:span text:style-name="T4">Prototype Level Method </text:span></text:p>
      <text:p text:style-name="P6"><text:span text:style-name="T4"><text:tab/>Speak<text:tab/></text:span></text:p>
      <text:p text:style-name="P6"><text:span text:style-name="T4"><text:tab/>Introduction</text:span></text:p>
      <text:p text:style-name="P7"/>
      <text:p text:style-name="P6"><text:span text:style-name="T4">Student</text:span></text:p>
      <text:p text:style-name="P6"><text:span text:style-name="T4"><text:tab/>College – string</text:span></text:p>
      <text:p text:style-name="P6"><text:span text:style-name="T4"><text:tab/>Courses – string []</text:span></text:p>
      <text:p text:style-name="P6"><text:span text:style-name="T4">Prototype Level Method</text:span></text:p>
      <text:p text:style-name="P6"><text:span text:style-name="T4"><text:tab/>Introduction (overridden)</text:span></text:p>
      <text:p text:style-name="P6"><text:span text:style-name="T4"><text:tab/>takeExams</text:span></text:p>
      <text:p text:style-name="P3"/>
      <text:list xml:id="list42765210" text:continue-numbering="true" text:style-name="WWNum3">
        <text:list-item>
          <text:p text:style-name="P14"><text:span text:style-name="T4">Create a Class Hierarchy between</text:span></text:p>
        </text:list-item>
      </text:list>
      <text:p text:style-name="List_20_Paragraph"><text:span text:style-name="T4">Person – Base / Super</text:span></text:p>
      <text:p text:style-name="List_20_Paragraph"><text:span text:style-name="T4">Developer - Derived / Sub</text:span></text:p>
      <text:p text:style-name="P15"/>
      <text:p text:style-name="List_20_Paragraph"><text:span text:style-name="T4">Display Both objects / classes prototype, __proto__ and getPrototypeOf</text:span></text:p>
      <text:p text:style-name="P3"/>
      <text:p text:style-name="P3"/>
      <text:p text:style-name="P8"><text:span text:style-name="T2">Module Pattern</text:span></text:p>
      <text:p text:style-name="P15"/>
      <text:list xml:id="list5414619327840135289" text:style-name="WWNum4">
        <text:list-item>
          <text:p text:style-name="P16"><text:span text:style-name="T4">Create a Shopping Cart Module, which would allow user to deal with cart data,</text:span></text:p>
        </text:list-item>
      </text:list>
      <text:p text:style-name="List_20_Paragraph"><text:span text:style-name="T4">Product in Shopping Cart would be with following details.</text:span></text:p>
      <text:p text:style-name="List_20_Paragraph"><text:span text:style-name="T4"><text:tab/>productId, name, price, quantity</text:span></text:p>
      <text:p text:style-name="List_20_Paragraph"><text:span text:style-name="T4">Methods provided by Module are,</text:span></text:p>
      <text:p text:style-name="P21"><text:span text:style-name="T4">addItem – Add Item would add one product item, if again called for the same product </text:span></text:p>
      <text:p text:style-name="P9"><text:span text:style-name="T4">id, it would increase the quantity.</text:span></text:p>
      <text:p text:style-name="List_20_Paragraph"><text:span text:style-name="T4"><text:tab/>removeItem – Remove product (all quantities by product id)</text:span></text:p>
      <text:p text:style-name="List_20_Paragraph"><text:span text:style-name="T4"><text:tab/>getAllItems – Get all products details.</text:span></text:p>
      <text:p text:style-name="List_20_Paragraph"><text:span text:style-name="T4"><text:tab/>getTotalPrice - Total Price of all items in the cart</text:span></text:p>
      <text:p text:style-name="P15"/>
      <text:p text:style-name="P15"/>
      <text:p text:style-name="P17"><text:span text:style-name="T2">Runtime Type Information</text:span></text:p>
      <text:p text:style-name="P15"/>
      <text:list xml:id="list5937675264781617196" text:style-name="WWNum6">
        <text:list-item>
          <text:p text:style-name="P18"><text:span text:style-name="T4">Go for Base class Vehicle.</text:span></text:p>
        </text:list-item>
      </text:list>
      <text:p text:style-name="P15"/>
      <text:p text:style-name="List_20_Paragraph"><text:span text:style-name="T4">function Vehicle (make, model) {</text:span></text:p>
      <text:p text:style-name="List_20_Paragraph"><text:span text:style-name="T4"><text:s text:c="4"/>this.make = make;</text:span></text:p>
      <text:p text:style-name="List_20_Paragraph"><text:span text:style-name="T4"><text:s text:c="4"/>this.model = model;</text:span></text:p>
      <text:p text:style-name="List_20_Paragraph"><text:span text:style-name="T4">}</text:span></text:p>
      <text:p text:style-name="P15"/>
      <text:p text:style-name="List_20_Paragraph"><text:soft-page-break/><text:span text:style-name="T4">And 2 derived classes</text:span></text:p>
      <text:p text:style-name="List_20_Paragraph"><text:span text:style-name="T4">function Car (make, model) {</text:span></text:p>
      <text:p text:style-name="List_20_Paragraph"><text:span text:style-name="T4"><text:s text:c="4"/>this.wheels = 4;</text:span></text:p>
      <text:p text:style-name="List_20_Paragraph"><text:span text:style-name="T4">}</text:span></text:p>
      <text:p text:style-name="P15"/>
      <text:p text:style-name="List_20_Paragraph"><text:span text:style-name="T4">function Bike (make, model) {</text:span></text:p>
      <text:p text:style-name="List_20_Paragraph"><text:span text:style-name="T4"><text:s text:c="4"/>this.wheels = 2;</text:span></text:p>
      <text:p text:style-name="List_20_Paragraph"><text:span text:style-name="T4">}</text:span></text:p>
      <text:p text:style-name="P15"/>
      <text:p text:style-name="List_20_Paragraph"><text:span text:style-name="T4">Do the inheritance with Vehicle and Car as well as on Vehicle and Bike</text:span></text:p>
      <text:p text:style-name="List_20_Paragraph"><text:span text:style-name="T4">Instantiate Car and Bike</text:span></text:p>
      <text:p text:style-name="P15"/>
      <text:list xml:id="list7273472792987421023" text:style-name="WWNum5">
        <text:list-item>
          <text:p text:style-name="P19"><text:span text:style-name="T4">Use type of to check the type of the Car and Bike Object</text:span></text:p>
        </text:list-item>
      </text:list>
      <text:p text:style-name="P15"/>
      <text:list xml:id="list42768105" text:continue-numbering="true" text:style-name="WWNum5">
        <text:list-item>
          <text:p text:style-name="P19"><text:span text:style-name="T4">Use instance of to check Car Object is of type Vehicle, Car, or Bike</text:span></text:p>
        </text:list-item>
        <text:list-item>
          <text:p text:style-name="P19"><text:span text:style-name="T4">Use instance of to check Bike Object is of type Vehicle, Car, or Bike</text:span></text:p>
        </text:list-item>
      </text:list>
      <text:p text:style-name="P15"/>
      <text:p text:style-name="P21"><text:span text:style-name="T4">Use constructor property to see whether,</text:span></text:p>
      <text:list xml:id="list42751158" text:continue-numbering="true" text:style-name="WWNum5">
        <text:list-item>
          <text:p text:style-name="P19"><text:span text:style-name="T4">CarObject.constructor property pointing to also check whether,</text:span></text:p>
        </text:list-item>
        <text:list-item>
          <text:p text:style-name="P19"><text:span text:style-name="T4">BikeObject.constructor property pointing to</text:span></text:p>
        </text:list-item>
      </text:list>
      <text:p text:style-name="P15"/>
      <text:p text:style-name="P21"><text:span text:style-name="T4">Also check,</text:span></text:p>
      <text:list xml:id="list42750364" text:continue-numbering="true" text:style-name="WWNum5">
        <text:list-item>
          <text:p text:style-name="P19"><text:span text:style-name="T4">getPrototypeOf(carObj) is equal to Car.Prototype and </text:span></text:p>
        </text:list-item>
        <text:list-item>
          <text:p text:style-name="P19"><text:span text:style-name="T4">getPrototypeOf(bikeObj) is equal to Bike.Prototype</text:span></text:p>
        </text:list-item>
      </text:list>
      <text:p text:style-name="P15"/>
      <text:p text:style-name="P17"><text:span text:style-name="T2">DOM Manipulation</text:span></text:p>
      <text:p text:style-name="P3"/>
      <text:p text:style-name="Standard"><text:span text:style-name="T4">Assignment 1: Changing Text Content</text:span></text:p>
      <text:p text:style-name="Standard"><text:span text:style-name="T4">Write a JavaScript function that changes the text content of a specific HTML element when a button is clicked.</text:span></text:p>
      <text:p text:style-name="P2"/>
      <text:p text:style-name="Standard"><text:span text:style-name="T4"><text:s text:c="3"/>HTML <text:s text:c="2"/></text:span></text:p>
      <text:p text:style-name="P6"><text:span text:style-name="T1">&lt;!DOCTYPE html&gt;</text:span></text:p>
      <text:p text:style-name="P6"><text:span text:style-name="T1">&lt;html&gt;</text:span></text:p>
      <text:p text:style-name="P6"><text:span text:style-name="T1">&lt;head&gt;</text:span></text:p>
      <text:p text:style-name="P6"><text:span text:style-name="T1">    &lt;title&gt;Change Text Content&lt;/title&gt;</text:span></text:p>
      <text:p text:style-name="P6"><text:span text:style-name="T1">&lt;/head&gt;</text:span></text:p>
      <text:p text:style-name="P6"><text:span text:style-name="T1">&lt;body&gt;</text:span></text:p>
      <text:p text:style-name="P6"><text:span text:style-name="T1">    &lt;p id="text"&gt;Original text&lt;/p&gt;</text:span></text:p>
      <text:p text:style-name="P6"><text:span text:style-name="T1">    &lt;button onclick="changeText()"&gt;Change Text&lt;/button&gt;</text:span></text:p>
      <text:p text:style-name="P6"><text:span text:style-name="T1">    &lt;script src="script.js"&gt;&lt;/script&gt;</text:span></text:p>
      <text:p text:style-name="P6"><text:span text:style-name="T1">&lt;/body&gt;</text:span></text:p>
      <text:p text:style-name="P6"><text:span text:style-name="T1">&lt;/html&gt;</text:span></text:p>
      <text:p text:style-name="Standard"><text:span text:style-name="T4"><text:s text:c="3"/>JavaScript <text:s text:c="2"/>(script.js):</text:span></text:p>
      <text:p text:style-name="P3"/>
      <text:p text:style-name="P3"/>
      <text:p text:style-name="P3"/>
      <text:p text:style-name="Standard"><text:soft-page-break/><text:span text:style-name="T4">Assignment 2: Adding New Elements</text:span></text:p>
      <text:p text:style-name="Standard"><text:span text:style-name="T4">Write a JavaScript function that adds a new list item to an unordered list when a button is clicked.</text:span></text:p>
      <text:p text:style-name="P2"/>
      <text:p text:style-name="Standard"><text:span text:style-name="T1">HTML</text:span></text:p>
      <text:p text:style-name="Standard"><text:span text:style-name="T1">&lt;!DOCTYPE html&gt;</text:span></text:p>
      <text:p text:style-name="Standard"><text:span text:style-name="T1">&lt;html&gt;</text:span></text:p>
      <text:p text:style-name="Standard"><text:span text:style-name="T1">&lt;head&gt;</text:span></text:p>
      <text:p text:style-name="Standard"><text:span text:style-name="T1">    &lt;title&gt;Add List Item&lt;/title&gt;</text:span></text:p>
      <text:p text:style-name="Standard"><text:span text:style-name="T1">&lt;/head&gt;</text:span></text:p>
      <text:p text:style-name="Standard"><text:span text:style-name="T1">&lt;body&gt;</text:span></text:p>
      <text:p text:style-name="Standard"><text:span text:style-name="T1">    &lt;ul id="myList"&gt;</text:span></text:p>
      <text:p text:style-name="Standard"><text:span text:style-name="T1">        &lt;li&gt;Item 1&lt;/li&gt;</text:span></text:p>
      <text:p text:style-name="Standard"><text:span text:style-name="T1">        &lt;li&gt;Item 2&lt;/li&gt;</text:span></text:p>
      <text:p text:style-name="Standard"><text:span text:style-name="T1">    &lt;/ul&gt;</text:span></text:p>
      <text:p text:style-name="Standard"><text:span text:style-name="T1">    &lt;button onclick="addListItem()"&gt;Add Item&lt;/button&gt;</text:span></text:p>
      <text:p text:style-name="P2"/>
      <text:p text:style-name="Standard"><text:span text:style-name="T1">    &lt;script src="script.js"&gt;&lt;/script&gt;</text:span></text:p>
      <text:p text:style-name="Standard"><text:span text:style-name="T1">&lt;/body&gt;</text:span></text:p>
      <text:p text:style-name="Standard"><text:span text:style-name="T1">&lt;/html&gt;</text:span></text:p>
      <text:p text:style-name="Standard"><text:span text:style-name="T4"><text:s text:c="3"/>JavaScript <text:s text:c="3"/>(script.js):</text:span></text:p>
      <text:p text:style-name="P3"/>
      <text:p text:style-name="Standard"><text:span text:style-name="T4">Assignment 3: Removing Elements</text:span></text:p>
      <text:p text:style-name="P3"/>
      <text:p text:style-name="Standard"><text:span text:style-name="T4">Write a JavaScript function that removes the last list item from an unordered list when a button is clicked.</text:span></text:p>
      <text:p text:style-name="P2"/>
      <text:p text:style-name="Standard"><text:span text:style-name="T1"><text:s text:c="3"/>HTML</text:span></text:p>
      <text:p text:style-name="Standard"><text:span text:style-name="T1">&lt;!DOCTYPE html&gt;</text:span></text:p>
      <text:p text:style-name="Standard"><text:span text:style-name="T1">&lt;html&gt;</text:span></text:p>
      <text:p text:style-name="Standard"><text:span text:style-name="T1">&lt;head&gt;</text:span></text:p>
      <text:p text:style-name="Standard"><text:span text:style-name="T1">    &lt;title&gt;Remove List Item&lt;/title&gt;</text:span></text:p>
      <text:p text:style-name="Standard"><text:span text:style-name="T1">&lt;/head&gt;</text:span></text:p>
      <text:p text:style-name="Standard"><text:span text:style-name="T1">&lt;body&gt;</text:span></text:p>
      <text:p text:style-name="Standard"><text:span text:style-name="T1">    &lt;ul id="myList"&gt;</text:span></text:p>
      <text:p text:style-name="Standard"><text:span text:style-name="T1">        &lt;li&gt;Item 1&lt;/li&gt;</text:span></text:p>
      <text:p text:style-name="Standard"><text:span text:style-name="T1">        &lt;li&gt;Item 2&lt;/li&gt;</text:span></text:p>
      <text:p text:style-name="Standard"><text:span text:style-name="T1">        &lt;li&gt;Item 3&lt;/li&gt;</text:span></text:p>
      <text:p text:style-name="Standard"><text:span text:style-name="T1">    &lt;/ul&gt;</text:span></text:p>
      <text:p text:style-name="Standard"><text:span text:style-name="T1">    &lt;button onclick="removeListItem()"&gt;Remove Last Item&lt;/button&gt;</text:span></text:p>
      <text:p text:style-name="P2"/>
      <text:p text:style-name="Standard"><text:span text:style-name="T1">    &lt;script src="script.js"&gt;&lt;/script&gt;</text:span></text:p>
      <text:p text:style-name="Standard"><text:span text:style-name="T1">&lt;/body&gt;</text:span></text:p>
      <text:p text:style-name="Standard"><text:span text:style-name="T1">&lt;/html&gt;</text:span></text:p>
      <text:p text:style-name="P3"/>
      <text:p text:style-name="Standard"><text:span text:style-name="T4">JavaScript <text:s text:c="3"/>(script.js):</text:span></text:p>
      <text:p text:style-name="P3"/>
      <text:p text:style-name="P3"/>
      <text:p text:style-name="P3"/>
      <text:p text:style-name="Standard"><text:soft-page-break/><text:span text:style-name="T4">Assignment 4: Changing Styles</text:span></text:p>
      <text:p text:style-name="Standard"><text:span text:style-name="T4">Write a JavaScript function that changes the background color of a div element when a button is clicked.</text:span></text:p>
      <text:p text:style-name="P2"/>
      <text:p text:style-name="Standard"><text:span text:style-name="T1"><text:s text:c="3"/>HTML</text:span></text:p>
      <text:p text:style-name="P2"/>
      <text:p text:style-name="Standard"><text:span text:style-name="T1">&lt;!DOCTYPE html&gt;</text:span></text:p>
      <text:p text:style-name="Standard"><text:span text:style-name="T1">&lt;html&gt;</text:span></text:p>
      <text:p text:style-name="Standard"><text:span text:style-name="T1">&lt;head&gt;</text:span></text:p>
      <text:p text:style-name="Standard"><text:span text:style-name="T1">    &lt;title&gt;Change Background Color&lt;/title&gt;</text:span></text:p>
      <text:p text:style-name="Standard"><text:span text:style-name="T1">    &lt;style&gt;</text:span></text:p>
      <text:p text:style-name="Standard"><text:span text:style-name="T1">        #colorBox {</text:span></text:p>
      <text:p text:style-name="Standard"><text:span text:style-name="T1">            width: 100px;</text:span></text:p>
      <text:p text:style-name="Standard"><text:span text:style-name="T1">            height: 100px;</text:span></text:p>
      <text:p text:style-name="Standard"><text:span text:style-name="T1">            background-color: lightgray;</text:span></text:p>
      <text:p text:style-name="Standard"><text:span text:style-name="T1">        }</text:span></text:p>
      <text:p text:style-name="Standard"><text:span text:style-name="T1">    &lt;/style&gt;</text:span></text:p>
      <text:p text:style-name="Standard"><text:span text:style-name="T1">&lt;/head&gt;</text:span></text:p>
      <text:p text:style-name="Standard"><text:span text:style-name="T1">&lt;body&gt;</text:span></text:p>
      <text:p text:style-name="Standard"><text:span text:style-name="T1">    &lt;div id="colorBox"&gt;&lt;/div&gt;</text:span></text:p>
      <text:p text:style-name="Standard"><text:span text:style-name="T1">    &lt;button onclick="changeColor()"&gt;Change Color&lt;/button&gt;</text:span></text:p>
      <text:p text:style-name="P2"/>
      <text:p text:style-name="Standard"><text:span text:style-name="T1">    &lt;script src="script.js"&gt;&lt;/script&gt;</text:span></text:p>
      <text:p text:style-name="Standard"><text:span text:style-name="T1">&lt;/body&gt;</text:span></text:p>
      <text:p text:style-name="Standard"><text:span text:style-name="T1">&lt;/html&gt;</text:span></text:p>
      <text:p text:style-name="Standard"><text:span text:style-name="T4"><text:s text:c="3"/>JavaScript <text:s text:c="3"/>(script.js):</text:span></text:p>
      <text:p text:style-name="P2"/>
      <text:p text:style-name="Standard"><text:span text:style-name="T4">Assignment 5: Form Validation</text:span></text:p>
      <text:p text:style-name="P3"/>
      <text:p text:style-name="Standard"><text:span text:style-name="T4">Write a JavaScript function to validate a form. The form should contain an input field for an email address. The function should check if the input is a valid email address and display an appropriate message.</text:span></text:p>
      <text:p text:style-name="P2"/>
      <text:p text:style-name="Standard"><text:span text:style-name="T1"><text:s text:c="3"/>HTML <text:s text:c="2"/></text:span></text:p>
      <text:p text:style-name="Standard"><text:span text:style-name="T1">&lt;!DOCTYPE html&gt;</text:span></text:p>
      <text:p text:style-name="Standard"><text:span text:style-name="T1">&lt;html&gt;</text:span></text:p>
      <text:p text:style-name="Standard"><text:span text:style-name="T1">&lt;head&gt;</text:span></text:p>
      <text:p text:style-name="Standard"><text:span text:style-name="T1">    &lt;title&gt;Form Validation&lt;/title&gt;</text:span></text:p>
      <text:p text:style-name="Standard"><text:span text:style-name="T1">&lt;/head&gt;</text:span></text:p>
      <text:p text:style-name="Standard"><text:span text:style-name="T1">&lt;body&gt;</text:span></text:p>
      <text:p text:style-name="Standard"><text:span text:style-name="T1">    &lt;form id="myForm" onsubmit="return validateForm()"&gt;</text:span></text:p>
      <text:p text:style-name="Standard"><text:span text:style-name="T1">        &lt;label for="email"&gt;Email:&lt;/label&gt;</text:span></text:p>
      <text:p text:style-name="Standard"><text:span text:style-name="T1">        &lt;input type="text" id="email" name="email"&gt;</text:span></text:p>
      <text:p text:style-name="Standard"><text:span text:style-name="T1">        &lt;input type="submit" value="Submit"&gt;</text:span></text:p>
      <text:p text:style-name="Standard"><text:span text:style-name="T1">    &lt;/form&gt;</text:span></text:p>
      <text:p text:style-name="Standard"><text:span text:style-name="T1">    &lt;p id="message"&gt;&lt;/p&gt;</text:span></text:p>
      <text:p text:style-name="P2"/>
      <text:p text:style-name="Standard"><text:span text:style-name="T1">    &lt;script src="script.js"&gt;&lt;/script&gt;</text:span></text:p>
      <text:p text:style-name="Standard"><text:soft-page-break/><text:span text:style-name="T1">&lt;/body&gt;</text:span></text:p>
      <text:p text:style-name="Standard"><text:span text:style-name="T1">&lt;/html&gt;</text:span></text:p>
      <text:p text:style-name="P2"/>
      <text:p text:style-name="Standard"><text:span text:style-name="T4"><text:s text:c="3"/>JavaScript <text:s text:c="3"/>(script.js):</text:span></text:p>
      <text:p text:style-name="P2"/>
      <text:p text:style-name="Standard"><text:span text:style-name="T4">Assignment 6: Toggling Visibility</text:span></text:p>
      <text:p text:style-name="Standard"><text:span text:style-name="T4">Write a JavaScript function that toggles the visibility of a div element when a button is clicked.</text:span></text:p>
      <text:p text:style-name="P3"/>
      <text:p text:style-name="Standard"><text:span text:style-name="T1"><text:s text:c="3"/>HTML</text:span></text:p>
      <text:p text:style-name="P2"/>
      <text:p text:style-name="Standard"><text:span text:style-name="T1">&lt;!DOCTYPE html&gt;</text:span></text:p>
      <text:p text:style-name="Standard"><text:span text:style-name="T1">&lt;html&gt;</text:span></text:p>
      <text:p text:style-name="Standard"><text:span text:style-name="T1">&lt;head&gt;</text:span></text:p>
      <text:p text:style-name="Standard"><text:span text:style-name="T1">    &lt;title&gt;Toggle Visibility&lt;/title&gt;</text:span></text:p>
      <text:p text:style-name="Standard"><text:span text:style-name="T1">    &lt;style&gt;</text:span></text:p>
      <text:p text:style-name="Standard"><text:span text:style-name="T1">        #toggleDiv {</text:span></text:p>
      <text:p text:style-name="Standard"><text:span text:style-name="T1">            width: 100px;</text:span></text:p>
      <text:p text:style-name="Standard"><text:span text:style-name="T1">            height: 100px;</text:span></text:p>
      <text:p text:style-name="Standard"><text:span text:style-name="T1">            background-color: lightblue;</text:span></text:p>
      <text:p text:style-name="Standard"><text:span text:style-name="T1">        }</text:span></text:p>
      <text:p text:style-name="Standard"><text:span text:style-name="T1">    &lt;/style&gt;</text:span></text:p>
      <text:p text:style-name="Standard"><text:span text:style-name="T1">&lt;/head&gt;</text:span></text:p>
      <text:p text:style-name="Standard"><text:span text:style-name="T1">&lt;body&gt;</text:span></text:p>
      <text:p text:style-name="Standard"><text:span text:style-name="T1">    &lt;div id="toggleDiv"&gt;&lt;/div&gt;</text:span></text:p>
      <text:p text:style-name="Standard"><text:span text:style-name="T1">    &lt;button onclick="toggleVisibility()"&gt;Toggle Visibility&lt;/button&gt;</text:span></text:p>
      <text:p text:style-name="P2"/>
      <text:p text:style-name="Standard"><text:span text:style-name="T1">    &lt;script src="script.js"&gt;&lt;/script&gt;</text:span></text:p>
      <text:p text:style-name="Standard"><text:span text:style-name="T1">&lt;/body&gt;</text:span></text:p>
      <text:p text:style-name="Standard"><text:span text:style-name="T1">&lt;/html&gt;</text:span></text:p>
      <text:p text:style-name="P3"/>
      <text:p text:style-name="Standard"><text:span text:style-name="T4">JavaScript <text:s text:c="3"/>(script.js):</text:span></text:p>
      <text:p text:style-name="P2"/>
      <text:p text:style-name="Standard"><text:span text:style-name="T4">Assignment 7: Updating Attributes</text:span></text:p>
      <text:p text:style-name="Standard"><text:span text:style-name="T4">Write a JavaScript function that updates the `src` attribute of an image when a button is clicked.</text:span></text:p>
      <text:p text:style-name="P3"/>
      <text:p text:style-name="Standard"><text:span text:style-name="T1"><text:s text:c="3"/>HTML</text:span></text:p>
      <text:p text:style-name="P2"/>
      <text:p text:style-name="Standard"><text:span text:style-name="T1">&lt;!DOCTYPE html&gt;</text:span></text:p>
      <text:p text:style-name="Standard"><text:span text:style-name="T1">&lt;html&gt;</text:span></text:p>
      <text:p text:style-name="Standard"><text:span text:style-name="T1">&lt;head&gt;</text:span></text:p>
      <text:p text:style-name="Standard"><text:span text:style-name="T1">    &lt;title&gt;Update Image Source&lt;/title&gt;</text:span></text:p>
      <text:p text:style-name="Standard"><text:span text:style-name="T1">&lt;/head&gt;</text:span></text:p>
      <text:p text:style-name="Standard"><text:span text:style-name="T1">&lt;body&gt;</text:span></text:p>
      <text:p text:style-name="Standard"><text:span text:style-name="T1">    &lt;img id="myImage" src="image1.jpg" alt="Image"&gt;</text:span></text:p>
      <text:p text:style-name="Standard"><text:span text:style-name="T1">    &lt;button onclick="changeImage()"&gt;Change Image&lt;/button&gt;</text:span></text:p>
      <text:p text:style-name="P2"/>
      <text:p text:style-name="Standard"><text:span text:style-name="T1">    &lt;script src="script.js"&gt;&lt;/script&gt;</text:span></text:p>
      <text:p text:style-name="Standard"><text:span text:style-name="T1">&lt;/body&gt;</text:span></text:p>
      <text:p text:style-name="Standard"><text:soft-page-break/><text:span text:style-name="T1">&lt;/html&gt;</text:span></text:p>
      <text:p text:style-name="Standard"><text:span text:style-name="T4"><text:s text:c="3"/>JavaScript <text:s text:c="3"/>(script.js):</text:span></text:p>
      <text:p text:style-name="P3"/>
      <text:p text:style-name="Standard"><text:span text:style-name="T4">Assignment 8: Event Listener</text:span></text:p>
      <text:p text:style-name="P3"/>
      <text:p text:style-name="Standard"><text:span text:style-name="T4">Write a JavaScript function that changes the text of a paragraph when a mouseover event occurs on a div element.</text:span></text:p>
      <text:p text:style-name="P2"/>
      <text:p text:style-name="Standard"><text:span text:style-name="T1"><text:s text:c="2"/>HTML</text:span></text:p>
      <text:p text:style-name="P2"/>
      <text:p text:style-name="Standard"><text:span text:style-name="T1">&lt;!DOCTYPE html&gt;</text:span></text:p>
      <text:p text:style-name="Standard"><text:span text:style-name="T1">&lt;html&gt;</text:span></text:p>
      <text:p text:style-name="Standard"><text:span text:style-name="T1">&lt;head&gt;</text:span></text:p>
      <text:p text:style-name="Standard"><text:span text:style-name="T1">    &lt;title&gt;Event Listener&lt;/title&gt;</text:span></text:p>
      <text:p text:style-name="Standard"><text:span text:style-name="T1">&lt;/head&gt;</text:span></text:p>
      <text:p text:style-name="Standard"><text:span text:style-name="T1">&lt;body&gt;</text:span></text:p>
      <text:p text:style-name="Standard"><text:span text:style-name="T1">    &lt;div id="hoverDiv" style="width:100px; height:100px; background-color: lightgreen;"&gt;&lt;/div&gt;</text:span></text:p>
      <text:p text:style-name="Standard"><text:span text:style-name="T1">    &lt;p id="hoverText"&gt;Hover over the box to change this text.&lt;/p&gt;</text:span></text:p>
      <text:p text:style-name="P2"/>
      <text:p text:style-name="Standard"><text:span text:style-name="T1">    &lt;script src="script.js"&gt;&lt;/script&gt;</text:span></text:p>
      <text:p text:style-name="Standard"><text:span text:style-name="T1">&lt;/body&gt;</text:span></text:p>
      <text:p text:style-name="Standard"><text:span text:style-name="T1">&lt;/html&gt;</text:span></text:p>
      <text:p text:style-name="Standard"><text:span text:style-name="T4"><text:s text:c="3"/>JavaScript <text:s text:c="3"/>(script.js):</text:span></text:p>
      <text:p text:style-name="P3"/>
      <text:p text:style-name="Standard"><text:span text:style-name="T4">Assignment 9: Creating a Modal</text:span></text:p>
      <text:p text:style-name="Standard"><text:span text:style-name="T4">Write a JavaScript function that displays a modal when a button is clicked. The modal should contain some text and a close button.</text:span></text:p>
      <text:p text:style-name="P2"/>
      <text:p text:style-name="Standard"><text:span text:style-name="T1"><text:s text:c="3"/>HTML <text:s/></text:span></text:p>
      <text:p text:style-name="Standard"><text:span text:style-name="T1">&lt;!DOCTYPE html&gt;</text:span></text:p>
      <text:p text:style-name="Standard"><text:span text:style-name="T1">&lt;html&gt;</text:span></text:p>
      <text:p text:style-name="Standard"><text:span text:style-name="T1">&lt;head&gt;</text:span></text:p>
      <text:p text:style-name="Standard"><text:span text:style-name="T1">    &lt;title&gt;Create Modal&lt;/title&gt;</text:span></text:p>
      <text:p text:style-name="Standard"><text:span text:style-name="T1">    &lt;style&gt;</text:span></text:p>
      <text:p text:style-name="Standard"><text:span text:style-name="T1">        #myModal {</text:span></text:p>
      <text:p text:style-name="Standard"><text:span text:style-name="T1">            display: none;</text:span></text:p>
      <text:p text:style-name="Standard"><text:span text:style-name="T1">            position: fixed;</text:span></text:p>
      <text:p text:style-name="Standard"><text:span text:style-name="T1">            top: 50%;</text:span></text:p>
      <text:p text:style-name="Standard"><text:span text:style-name="T1">            left: 50%;</text:span></text:p>
      <text:p text:style-name="Standard"><text:span text:style-name="T1">            transform: translate(-50%, -50%);</text:span></text:p>
      <text:p text:style-name="Standard"><text:span text:style-name="T1">            width: 200px;</text:span></text:p>
      <text:p text:style-name="Standard"><text:span text:style-name="T1">            padding: 20px;</text:span></text:p>
      <text:p text:style-name="Standard"><text:span text:style-name="T1">            background-color: white;</text:span></text:p>
      <text:p text:style-name="Standard"><text:span text:style-name="T1">            border: 1px solid black;</text:span></text:p>
      <text:p text:style-name="Standard"><text:span text:style-name="T1">        }</text:span></text:p>
      <text:p text:style-name="Standard"><text:span text:style-name="T1">    &lt;/style&gt;</text:span></text:p>
      <text:p text:style-name="Standard"><text:span text:style-name="T1">&lt;/head&gt;</text:span></text:p>
      <text:p text:style-name="Standard"><text:span text:style-name="T1">&lt;body&gt;</text:span></text:p>
      <text:p text:style-name="Standard"><text:soft-page-break/><text:span text:style-name="T1">    &lt;button onclick="openModal()"&gt;Open Modal&lt;/button&gt;</text:span></text:p>
      <text:p text:style-name="P2"/>
      <text:p text:style-name="Standard"><text:span text:style-name="T1">    &lt;div id="myModal"&gt;</text:span></text:p>
      <text:p text:style-name="Standard"><text:span text:style-name="T1">        &lt;p&gt;This is a modal.&lt;/p&gt;</text:span></text:p>
      <text:p text:style-name="Standard"><text:span text:style-name="T1">        &lt;button onclick="closeModal()"&gt;Close&lt;/button&gt;</text:span></text:p>
      <text:p text:style-name="Standard"><text:span text:style-name="T1">    &lt;/div&gt;</text:span></text:p>
      <text:p text:style-name="P2"/>
      <text:p text:style-name="Standard"><text:span text:style-name="T1">    &lt;script src="script.js"&gt;&lt;/script&gt;</text:span></text:p>
      <text:p text:style-name="Standard"><text:span text:style-name="T1">&lt;/body&gt;</text:span></text:p>
      <text:p text:style-name="Standard"><text:span text:style-name="T1">&lt;/html&gt;</text:span></text:p>
      <text:p text:style-name="P2"/>
      <text:p text:style-name="Standard"><text:span text:style-name="T4"><text:s text:c="3"/>JavaScript <text:s text:c="3"/>(script.js):</text:span></text:p>
      <text:p text:style-name="P3"/>
      <text:p text:style-name="Standard"><text:span text:style-name="T4">Assignment 10: Create a New Element</text:span></text:p>
      <text:p text:style-name="Standard"><text:span text:style-name="T4">Create a new `div` element, set its text content to "Hello, World!", and append it to the body.</text:span></text:p>
      <text:p text:style-name="Standard"><text:span text:style-name="T4">Hint: Use `document.createElement`, `textContent`, and `appendChild`.</text:span></text:p>
      <text:p text:style-name="P3"/>
      <text:p text:style-name="Standard"><text:span text:style-name="T4">Assignment 11: Change an Element's Style</text:span></text:p>
      <text:p text:style-name="Standard"><text:span text:style-name="T4">Create a button that, when clicked, changes the background color of the page to a random color.</text:span></text:p>
      <text:p text:style-name="Standard"><text:span text:style-name="T4">Hint: Use `document.body.style.backgroundColor` and `Math.random`.</text:span></text:p>
      <text:p text:style-name="P3"/>
      <text:p text:style-name="Standard"><text:span text:style-name="T4">Assignment 12: Add and Remove Classes</text:span></text:p>
      <text:p text:style-name="Standard"><text:span text:style-name="T4">Create an input field and a button. When the button is clicked, add a class to the input field that changes its border color. Clicking the button again should remove the class.</text:span></text:p>
      <text:p text:style-name="Standard"><text:span text:style-name="T4">Hint: Use `classList.add` and `classList.remove`.</text:span></text:p>
      <text:p text:style-name="P3"/>
      <text:p text:style-name="P3"/>
      <text:p text:style-name="Standard"><text:span text:style-name="T4">Assignment 13: Create a List and Add Items</text:span></text:p>
      <text:p text:style-name="Standard"><text:span text:style-name="T4">Create an unordered list and a button. When the button is clicked, add a new list item with text "Item X" (where X is the number of the item).</text:span></text:p>
      <text:p text:style-name="Standard"><text:span text:style-name="T4">Hint: Use `document.createElement`, `textContent`, and `appendChild`.</text:span></text:p>
      <text:p text:style-name="P3"/>
      <text:p text:style-name="Standard"><text:span text:style-name="T4">Assignment 14: Create a Table</text:span></text:p>
      <text:p text:style-name="Standard"><text:span text:style-name="T4">Create a table with 3 rows and 3 columns and fill it with numbers 1 through 9.</text:span></text:p>
      <text:p text:style-name="Standard"><text:span text:style-name="T4">Hint: Use nested loops and `document.createElement`.</text:span></text:p>
      <text:p text:style-name="P3"/>
      <text:p text:style-name="Standard"><text:span text:style-name="T4">Assignment 15: Clone and Modify an Element</text:span></text:p>
      <text:p text:style-name="Standard"><text:span text:style-name="T4">Create a button and a paragraph. When the button is clicked, clone the paragraph, change its text, and append the clone to the body.</text:span></text:p>
      <text:p text:style-name="Standard"><text:span text:style-name="T4">Hint: Use `cloneNode`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<text:span text:style-name="T3">AJAX Assignments</text:span></text:p>
      <text:p text:style-name="Standard"/>
      <text:p text:style-name="P2"/>
      <text:p text:style-name="Standard"><text:span text:style-name="T4">Assignment 1: Simple GET Request</text:span></text:p>
      <text:p text:style-name="P3"/>
      <text:p text:style-name="Standard"><text:span text:style-name="T4">Write a JavaScript function to make a GET request to a public API and display the response in an HTML element.</text:span></text:p>
      <text:p text:style-name="Standard"><text:span text:style-name="T4">// </text:span><text:a xlink:type="simple" xlink:href="https://secure-web.cisco.com/1vrBWB84FqUHKKy-gpMeOnB6HWGg6UWtoR6TCjFt5WtBdjKC4g1u10CfmbtkX7ZrebhXkI4-KcN6kVF4NsePcK8ZJvGpDYcqR8SC0fmHFtEoo5srWzYc7dbDdJCoTEpddt0_ArdDLQ5vHgzm-jtqJElRIEQxOyfsy-Dnhua7SmoLQ2zlnSvq0C21_iuxcTLZ4wTI7hTrz4hWTxlI3t9cwA7N_gWFfOq8Fp2YtfgLCey3UT8e4rzFunpYeM7R2jMnCtSoxzQTakPs_xepRSlGJ-LSh7Y66XPv10DM6vOKHBCWp2x85V1geYZGAjLs6TMJchDBVqtthnfz_bUmR7K7rIPOqx8pA1cP7Gg7-jig74YtpwjwTOGaFfanpNcGFuumArxQslnFf4MgVqm-dLpwICA/https%3A%2F%2Fjsonplaceholder.typicode.com%2Fposts%2F1" text:style-name="Internet_20_link" text:visited-style-name="Visited_20_Internet_20_Link"><text:span text:style-name="T4">https://jsonplaceholder.typicode.com/posts/1</text:span></text:a></text:p>
      <text:p text:style-name="P3"/>
      <text:p text:style-name="Standard"><text:span text:style-name="T4">**HTML**:</text:span></text:p>
      <text:p text:style-name="Standard"><text:span text:style-name="T4">```html</text:span></text:p>
      <text:p text:style-name="Standard"><text:span text:style-name="T4">&lt;!DOCTYPE html&gt;</text:span></text:p>
      <text:p text:style-name="Standard"><text:span text:style-name="T4">&lt;html&gt;</text:span></text:p>
      <text:p text:style-name="Standard"><text:span text:style-name="T4">&lt;head&gt;</text:span></text:p>
      <text:p text:style-name="Standard"><text:span text:style-name="T4">    &lt;title&gt;Simple GET Request&lt;/title&gt;</text:span></text:p>
      <text:p text:style-name="Standard"><text:span text:style-name="T4">&lt;/head&gt;</text:span></text:p>
      <text:p text:style-name="Standard"><text:span text:style-name="T4">&lt;body&gt;</text:span></text:p>
      <text:p text:style-name="Standard"><text:span text:style-name="T4">    &lt;button onclick="makeGetRequest()"&gt;Fetch Data&lt;/button&gt;</text:span></text:p>
      <text:p text:style-name="Standard"><text:span text:style-name="T4">    &lt;p id="response"&gt;&lt;/p&gt;</text:span></text:p>
      <text:p text:style-name="P3"/>
      <text:p text:style-name="Standard"><text:span text:style-name="T4">    &lt;script src="script.js"&gt;&lt;/script&gt;</text:span></text:p>
      <text:p text:style-name="Standard"><text:span text:style-name="T4">&lt;/body&gt;</text:span></text:p>
      <text:p text:style-name="Standard"><text:span text:style-name="T4">&lt;/html&gt;</text:span></text:p>
      <text:p text:style-name="Standard"><text:span text:style-name="T4">```</text:span></text:p>
      <text:p text:style-name="P3"/>
      <text:p text:style-name="Standard"><text:span text:style-name="T4">**JavaScript** (script.js):</text:span></text:p>
      <text:p text:style-name="P3"/>
      <text:p text:style-name="Standard"><text:span text:style-name="T4">Assignment 2: Handling JSON Response</text:span></text:p>
      <text:p text:style-name="P3"/>
      <text:p text:style-name="Standard"><text:span text:style-name="T4">Write a JavaScript function to make a GET request to a public API, parse the JSON response, and display specific data in HTML elements.</text:span></text:p>
      <text:p text:style-name="Standard"><text:span text:style-name="T4">// </text:span><text:a xlink:type="simple" xlink:href="https://secure-web.cisco.com/1vrBWB84FqUHKKy-gpMeOnB6HWGg6UWtoR6TCjFt5WtBdjKC4g1u10CfmbtkX7ZrebhXkI4-KcN6kVF4NsePcK8ZJvGpDYcqR8SC0fmHFtEoo5srWzYc7dbDdJCoTEpddt0_ArdDLQ5vHgzm-jtqJElRIEQxOyfsy-Dnhua7SmoLQ2zlnSvq0C21_iuxcTLZ4wTI7hTrz4hWTxlI3t9cwA7N_gWFfOq8Fp2YtfgLCey3UT8e4rzFunpYeM7R2jMnCtSoxzQTakPs_xepRSlGJ-LSh7Y66XPv10DM6vOKHBCWp2x85V1geYZGAjLs6TMJchDBVqtthnfz_bUmR7K7rIPOqx8pA1cP7Gg7-jig74YtpwjwTOGaFfanpNcGFuumArxQslnFf4MgVqm-dLpwICA/https%3A%2F%2Fjsonplaceholder.typicode.com%2Fposts%2F1" text:style-name="Internet_20_link" text:visited-style-name="Visited_20_Internet_20_Link"><text:span text:style-name="T4">https://jsonplaceholder.typicode.com/posts/1</text:span></text:a></text:p>
      <text:p text:style-name="P3"/>
      <text:p text:style-name="Standard"><text:span text:style-name="T4">**HTML**:</text:span></text:p>
      <text:p text:style-name="Standard"><text:span text:style-name="T4">```html</text:span></text:p>
      <text:p text:style-name="Standard"><text:span text:style-name="T4">&lt;!DOCTYPE html&gt;</text:span></text:p>
      <text:p text:style-name="Standard"><text:span text:style-name="T4">&lt;html&gt;</text:span></text:p>
      <text:p text:style-name="Standard"><text:span text:style-name="T4">&lt;head&gt;</text:span></text:p>
      <text:p text:style-name="Standard"><text:span text:style-name="T4">    &lt;title&gt;Handling JSON Response&lt;/title&gt;</text:span></text:p>
      <text:p text:style-name="Standard"><text:span text:style-name="T4">&lt;/head&gt;</text:span></text:p>
      <text:p text:style-name="Standard"><text:span text:style-name="T4">&lt;body&gt;</text:span></text:p>
      <text:p text:style-name="Standard"><text:span text:style-name="T4">    &lt;button onclick="fetchJsonData()"&gt;Fetch JSON Data&lt;/button&gt;</text:span></text:p>
      <text:p text:style-name="Standard"><text:span text:style-name="T4">    &lt;p id="title"&gt;&lt;/p&gt;</text:span></text:p>
      <text:p text:style-name="Standard"><text:span text:style-name="T4">    &lt;p id="body"&gt;&lt;/p&gt;</text:span></text:p>
      <text:p text:style-name="P3"/>
      <text:p text:style-name="Standard"><text:span text:style-name="T4">    &lt;script src="script.js"&gt;&lt;/script&gt;</text:span></text:p>
      <text:p text:style-name="Standard"><text:span text:style-name="T4">&lt;/body&gt;</text:span></text:p>
      <text:p text:style-name="Standard"><text:soft-page-break/><text:span text:style-name="T4">&lt;/html&gt;</text:span></text:p>
      <text:p text:style-name="Standard"><text:span text:style-name="T4">```</text:span></text:p>
      <text:p text:style-name="P3"/>
      <text:p text:style-name="Standard"><text:span text:style-name="T4">**JavaScript** (script.js):</text:span></text:p>
      <text:p text:style-name="P3"/>
      <text:p text:style-name="Standard"><text:span text:style-name="T4">Assignment 3: Error Handling</text:span></text:p>
      <text:p text:style-name="Standard"><text:span text:style-name="T4">Write a JavaScript function to make a GET request and handle potential errors by displaying an error message.</text:span></text:p>
      <text:p text:style-name="P3"/>
      <text:p text:style-name="Standard"><text:span text:style-name="T4">//</text:span><text:a xlink:type="simple" xlink:href="https://secure-web.cisco.com/1YPJhmnZ3Z2AD-N5unxJMdJgFUAU-el3RClumrpW3XLEK_88zbB0hQsH10__2lx82u0wm-UN2xNQUQJdJztWnLfJFaMfnjS1nf44u21qdeDV8CZTUQQ2nTMiE1yYJqkCX6rvUkS4zPq0PkKWRB6zLLvaI7v5sEnwODtUAUwezhDtdz5cl8cEOOkHWPqvzqgyZRcZyYeuwb2mkBYY7nX5teqejsFkM3fJt6jXfb2hr7WYMFUe56t_4v66hghTnccQNTDt3yMqES0hxbqdlMk-kkpSFztdyKPJK0L2WMv3ev1sS-XB6GvNAQUHDA8o65FthUJFJtAkicU6cuCc-p-o2inDy1H0fUFIIT1LNScLYT5WzC5FVgSz5r5S3JXHZ-4rcp9QxnsC8scH_AkHKs-wG5w/https%3A%2F%2Fjsonplaceholder.typicode.com%2Finvalid-url" text:style-name="Internet_20_link" text:visited-style-name="Visited_20_Internet_20_Link"><text:span text:style-name="T1">https://jsonplaceholder.typicode.com/invalid-url</text:span></text:a></text:p>
      <text:p text:style-name="P3"/>
      <text:p text:style-name="Standard"><text:span text:style-name="T4">**HTML**:</text:span></text:p>
      <text:p text:style-name="Standard"><text:span text:style-name="T4">```html</text:span></text:p>
      <text:p text:style-name="Standard"><text:span text:style-name="T4">&lt;!DOCTYPE html&gt;</text:span></text:p>
      <text:p text:style-name="Standard"><text:span text:style-name="T4">&lt;html&gt;</text:span></text:p>
      <text:p text:style-name="Standard"><text:span text:style-name="T4">&lt;head&gt;</text:span></text:p>
      <text:p text:style-name="Standard"><text:span text:style-name="T4">    &lt;title&gt;Error Handling&lt;/title&gt;</text:span></text:p>
      <text:p text:style-name="Standard"><text:span text:style-name="T4">&lt;/head&gt;</text:span></text:p>
      <text:p text:style-name="Standard"><text:span text:style-name="T4">&lt;body&gt;</text:span></text:p>
      <text:p text:style-name="Standard"><text:span text:style-name="T4">    &lt;button onclick="fetchWithErrorHandling()"&gt;Fetch Data&lt;/button&gt;</text:span></text:p>
      <text:p text:style-name="Standard"><text:span text:style-name="T4">    &lt;p id="message"&gt;&lt;/p&gt;</text:span></text:p>
      <text:p text:style-name="P3"/>
      <text:p text:style-name="Standard"><text:span text:style-name="T4">    &lt;script src="script.js"&gt;&lt;/script&gt;</text:span></text:p>
      <text:p text:style-name="Standard"><text:span text:style-name="T4">&lt;/body&gt;</text:span></text:p>
      <text:p text:style-name="Standard"><text:span text:style-name="T4">&lt;/html&gt;</text:span></text:p>
      <text:p text:style-name="Standard"><text:span text:style-name="T4">```</text:span></text:p>
      <text:p text:style-name="P3"/>
      <text:p text:style-name="Standard"><text:span text:style-name="T4">**JavaScript** (script.js):</text:span></text:p>
      <text:p text:style-name="P2"/>
      <text:p text:style-name="P2"/>
      <text:p text:style-name="Standard"><text:span text:style-name="T4">Assignment 4: POST Request</text:span></text:p>
      <text:p text:style-name="P3"/>
      <text:p text:style-name="Standard"><text:span text:style-name="T4">Write a JavaScript function to make a POST request to a public API and display the response.</text:span></text:p>
      <text:p text:style-name="Standard"><text:span text:style-name="T4">//</text:span><text:a xlink:type="simple" xlink:href="https://secure-web.cisco.com/15hu8RDanzyicZ3WvXpn6o1_3dcQheXwBEDUu0cAw0MsZ0gt7L8x632tInOLdJJvSE_JQm1jGPd6bpyM1w-eYYajkyQvwIGvuuKPuIh63E3-rq8DPm3RzJX9odsGcerxi62vUZO9mWWPLJeHNTHDvgo04yxxy-r9J039ZlR7p_B9b6oSO3pOkobclEqpQfqlvg3t6kCJu2cW45Jng2PP4KBgoGZUSKQfnMTxeruCJyb7ZK92S1aDoI_d8BVHCDT44lNk1YE8v0DHWS34S056zcEPJ4vuTDz2SbSolWE8-ZgBHBNjjRWdPRmTyr8EQHfJi4gWnaJAir98rui0scjJswQcv1punVri7ZMLVxGTnfedeI5TIm-ABOVRxGEdshf4yNAtpZKcAJG5soWxO3uge6A/https%3A%2F%2Fjsonplaceholder.typicode.com%2Fposts" text:style-name="Internet_20_link" text:visited-style-name="Visited_20_Internet_20_Link"><text:span text:style-name="T1">https://jsonplaceholder.typicode.com/posts</text:span></text:a></text:p>
      <text:p text:style-name="P3"/>
      <text:p text:style-name="Standard"><text:span text:style-name="T4">**HTML**:</text:span></text:p>
      <text:p text:style-name="Standard"><text:span text:style-name="T4">```html</text:span></text:p>
      <text:p text:style-name="Standard"><text:span text:style-name="T4">&lt;!DOCTYPE html&gt;</text:span></text:p>
      <text:p text:style-name="Standard"><text:span text:style-name="T4">&lt;html&gt;</text:span></text:p>
      <text:p text:style-name="Standard"><text:span text:style-name="T4">&lt;head&gt;</text:span></text:p>
      <text:p text:style-name="Standard"><text:span text:style-name="T4">    &lt;title&gt;POST Request&lt;/title&gt;</text:span></text:p>
      <text:p text:style-name="Standard"><text:span text:style-name="T4">&lt;/head&gt;</text:span></text:p>
      <text:p text:style-name="Standard"><text:span text:style-name="T4">&lt;body&gt;</text:span></text:p>
      <text:p text:style-name="Standard"><text:span text:style-name="T4">    &lt;button onclick="makePostRequest()"&gt;Send Data&lt;/button&gt;</text:span></text:p>
      <text:p text:style-name="Standard"><text:span text:style-name="T4">    &lt;p id="postResponse"&gt;&lt;/p&gt;</text:span></text:p>
      <text:p text:style-name="P3"/>
      <text:p text:style-name="Standard"><text:span text:style-name="T4">    &lt;script src="script.js"&gt;&lt;/script&gt;</text:span></text:p>
      <text:p text:style-name="Standard"><text:span text:style-name="T4">&lt;/body&gt;</text:span></text:p>
      <text:p text:style-name="Standard"><text:soft-page-break/><text:span text:style-name="T4">&lt;/html&gt;</text:span></text:p>
      <text:p text:style-name="Standard"><text:span text:style-name="T4">```</text:span></text:p>
      <text:p text:style-name="P3"/>
      <text:p text:style-name="Standard"><text:span text:style-name="T4">**JavaScript** (script.js):</text:span></text:p>
      <text:p text:style-name="P2"/>
      <text:p text:style-name="Standard"><text:span text:style-name="T4">Assignment 5: Updating the DOM with Multiple Data Items</text:span></text:p>
      <text:p text:style-name="P3"/>
      <text:p text:style-name="Standard"><text:span text:style-name="T4">Write a JavaScript function to make a GET request to fetch a list of items and display them in an HTML list.</text:span></text:p>
      <text:p text:style-name="P3"/>
      <text:p text:style-name="Standard"><text:span text:style-name="T4">//</text:span><text:a xlink:type="simple" xlink:href="https://jsonplaceholder.typicode.com/posts" text:style-name="Internet_20_link" text:visited-style-name="Visited_20_Internet_20_Link"><text:span text:style-name="T4">https://jsonplaceholder.typicode.com/posts</text:span></text:a></text:p>
      <text:p text:style-name="Standard"><text:span text:style-name="T4">**HTML**:</text:span></text:p>
      <text:p text:style-name="Standard"><text:span text:style-name="T4">```html</text:span></text:p>
      <text:p text:style-name="Standard"><text:span text:style-name="T4">&lt;!DOCTYPE html&gt;</text:span></text:p>
      <text:p text:style-name="Standard"><text:span text:style-name="T4">&lt;html&gt;</text:span></text:p>
      <text:p text:style-name="Standard"><text:span text:style-name="T4">&lt;head&gt;</text:span></text:p>
      <text:p text:style-name="Standard"><text:span text:style-name="T4">    &lt;title&gt;Fetch List of Items&lt;/title&gt;</text:span></text:p>
      <text:p text:style-name="Standard"><text:span text:style-name="T4">&lt;/head&gt;</text:span></text:p>
      <text:p text:style-name="Standard"><text:span text:style-name="T4">&lt;body&gt;</text:span></text:p>
      <text:p text:style-name="Standard"><text:span text:style-name="T4">    &lt;button onclick="fetchListOfItems()"&gt;Fetch Items&lt;/button&gt;</text:span></text:p>
      <text:p text:style-name="Standard"><text:span text:style-name="T4">    &lt;ul id="itemList"&gt;&lt;/ul&gt;</text:span></text:p>
      <text:p text:style-name="P3"/>
      <text:p text:style-name="Standard"><text:span text:style-name="T4">    &lt;script src="script.js"&gt;&lt;/script&gt;</text:span></text:p>
      <text:p text:style-name="Standard"><text:span text:style-name="T4">&lt;/body&gt;</text:span></text:p>
      <text:p text:style-name="Standard"><text:span text:style-name="T4">&lt;/html&gt;</text:span></text:p>
      <text:p text:style-name="Standard"><text:span text:style-name="T4">```</text:span></text:p>
      <text:p text:style-name="P3"/>
      <text:p text:style-name="Standard"><text:span text:style-name="T4">**JavaScript** (script.js):</text:span></text:p>
      <text:p text:style-name="P3"/>
      <text:p text:style-name="P3"/>
      <text:p text:style-name="Standard"><text:span text:style-name="T4">Assignment 6: </text:span><text:a xlink:type="simple" xlink:href="https://jsonplaceholder.typicode.com/posts" text:style-name="Internet_20_link" text:visited-style-name="Visited_20_Internet_20_Link"><text:span text:style-name="T4">https://jsonplaceholder.typicode.com/posts</text:span></text:a></text:p>
      <text:p text:style-name="P3"/>
      <text:p text:style-name="Standard"><text:span text:style-name="T4">Create CRUD requests to the above mentioned url</text:span></text:p>
      <text:p text:style-name="P3"/>
      <text:p text:style-name="Standard"><text:span text:style-name="T4">4 buttons </text:span></text:p>
      <text:p text:style-name="P3"/>
      <text:p text:style-name="Standard"><text:span text:style-name="T4">Get Posts</text:span></text:p>
      <text:p text:style-name="Standard"><text:span text:style-name="T4">Create Post</text:span></text:p>
      <text:p text:style-name="Standard"><text:span text:style-name="T4">Delete Post and </text:span></text:p>
      <text:p text:style-name="Standard"><text:span text:style-name="T4">Update Post </text:span></text:p>
      <text:p text:style-name="P3"/>
      <text:p text:style-name="Standard"><text:span text:style-name="T4">Display the responses on console window.</text:span></text:p>
      <text:p text:style-name="P3"/>
      <text:p text:style-name="P3"/>
      <text:p text:style-name="P3"/>
      <text:p text:style-name="P3"/>
      <text:p text:style-name="P3"/>
      <text:p text:style-name="P1"><text:soft-page-break/><text:span text:style-name="T3">Promise Assignments</text:span></text:p>
      <text:p text:style-name="Standard"/>
      <text:p text:style-name="Standard"><text:span text:style-name="T4">1 Basic Promise</text:span></text:p>
      <text:p text:style-name="Standard"><text:span text:style-name="T4">Write a function that returns a promise which resolves after a specified time with a success message.</text:span></text:p>
      <text:p text:style-name="P3"/>
      <text:p text:style-name="Standard"><text:span text:style-name="T4">Instructions:</text:span></text:p>
      <text:p text:style-name="P6"><text:span text:style-name="T4">1. Create a function `wait(ms)` that returns a promise.</text:span></text:p>
      <text:p text:style-name="P6"><text:span text:style-name="T4">2. The promise should resolve with a message "Completed after X milliseconds" where `X` is the input to the function.</text:span></text:p>
      <text:p text:style-name="P6"><text:span text:style-name="T4">3. Test the function by calling it with different time values and logging the result.</text:span></text:p>
      <text:p text:style-name="P2"/>
      <text:p text:style-name="Standard"><text:span text:style-name="T4">2: Promise Chaining</text:span></text:p>
      <text:p text:style-name="Standard"><text:span text:style-name="T4">Create a series of functions that return promises and chain them together to perform a sequence of async operations.</text:span></text:p>
      <text:p text:style-name="P3"/>
      <text:p text:style-name="Standard"><text:span text:style-name="T4">Instructions: </text:span></text:p>
      <text:p text:style-name="P6"><text:span text:style-name="T4">1. Create three functions `task1() `, `task2()`, and `task3()` that return promises.</text:span></text:p>
      <text:p text:style-name="P6"><text:span text:style-name="T4">2. Each function should resolve after a certain time with a specific message (e.g., "Task 1 complete").</text:span></text:p>
      <text:p text:style-name="P6"><text:span text:style-name="T4">3. Chain these functions together so they execute in sequence.</text:span></text:p>
      <text:p text:style-name="P6"><text:span text:style-name="T4">4. Log each task’s completion message.</text:span></text:p>
      <text:p text:style-name="P2"/>
      <text:p text:style-name="P2"/>
      <text:p text:style-name="Standard"><text:span text:style-name="T4">3: Handling Errors</text:span></text:p>
      <text:p text:style-name="Standard"><text:span text:style-name="T4">Write a promise that simulates an error condition and handle it using `catch()`.</text:span></text:p>
      <text:p text:style-name="P3"/>
      <text:p text:style-name="Standard"><text:span text:style-name="T4">Instructions: </text:span></text:p>
      <text:p text:style-name="P6"><text:span text:style-name="T4">1. Create a function `errorProneTask()` that returns a promise.</text:span></text:p>
      <text:p text:style-name="P6"><text:span text:style-name="T4">2. The promise should randomly either resolve with a success message or reject with an error message.</text:span></text:p>
      <text:p text:style-name="P6"><text:span text:style-name="T4">3. Handle both the success and error cases using `then()` and `catch()`.</text:span></text:p>
      <text:p text:style-name="P2"/>
      <text:p text:style-name="Standard"><text:span text:style-name="T4">Assignment 4: Using `Promise.all()`</text:span></text:p>
      <text:p text:style-name="Standard"><text:span text:style-name="T4">Create multiple promises and use `Promise.all()` to wait for all of them to complete.</text:span></text:p>
      <text:p text:style-name="P3"/>
      <text:p text:style-name="Standard"><text:span text:style-name="T4"><text:s/>Instructions: </text:span></text:p>
      <text:p text:style-name="P6"><text:span text:style-name="T4">1. Create three functions `taskA()`, `taskB()`, and `taskC()` that return promises.</text:span></text:p>
      <text:p text:style-name="P6"><text:span text:style-name="T4">2. Each function should resolve after a certain time with a specific message.</text:span></text:p>
      <text:p text:style-name="P6"><text:span text:style-name="T4">3. Use `Promise.all()` to execute these tasks concurrently and log the results once all tasks are complete.</text:span></text:p>
      <text:p text:style-name="P2"/>
      <text:p text:style-name="P1"><text:span text:style-name="T3">Async Await Assignments</text:span></text:p>
      <text:p text:style-name="Standard"/>
      <text:p text:style-name="Standard"/>
      <text:p text:style-name="Standard"><text:span text:style-name="T4">Assignment 1: Basic Async/Await</text:span></text:p>
      <text:p text:style-name="Standard"><text:span text:style-name="T4">Understand how to use async/await with simple functions.</text:span></text:p>
      <text:p text:style-name="P3"/>
      <text:p text:style-name="Standard"><text:soft-page-break/><text:span text:style-name="T4">Instructions: </text:span></text:p>
      <text:p text:style-name="Standard"><text:span text:style-name="T4">1. Create an async function named `fetchData`.</text:span></text:p>
      <text:p text:style-name="Standard"><text:span text:style-name="T4">2. Inside the function, use `setTimeout` to simulate fetching data from a server. Use `await` to wait for 2 seconds.</text:span></text:p>
      <text:p text:style-name="Standard"><text:span text:style-name="T4">3. After 2 seconds, log a message to the console saying, "Data fetched!".</text:span></text:p>
      <text:p text:style-name="Standard"><text:span text:style-name="T4">4. Call the `fetchData` function and observe the output.</text:span></text:p>
      <text:p text:style-name="P2"/>
      <text:p text:style-name="P2"/>
      <text:p text:style-name="Standard"><text:span text:style-name="T4">Assignment 2: Handling API Requests</text:span></text:p>
      <text:p text:style-name="Standard"><text:span text:style-name="T4">Use async/await to handle real API requests.</text:span></text:p>
      <text:p text:style-name="P3"/>
      <text:p text:style-name="Standard"><text:span text:style-name="T4">Instructions: </text:span></text:p>
      <text:p text:style-name="Standard"><text:span text:style-name="T4">1. Create an async function named `getUserData`.</text:span></text:p>
      <text:p text:style-name="Standard"><text:span text:style-name="T4">2. Use the `fetch` API to make a GET request to `</text:span><text:a xlink:type="simple" xlink:href="https://secure-web.cisco.com/1d12ZQ_iXZWsWwR6qzaHKfYAyaCVT9WrizwEjEJ-f9sNgUhZ1nGhrKAhWWRTXIJNw8YmkLsWuGGwNNaQd5UAQeH9GOERdMpAyPHW6XgK2x77_xdTgX30aNhkqSMDorxpTHVSZpStNCd3QJq1jp4aCAB0IIOgCbo3rR169E4IXySTzy65A4V9fWGMTm8IacA93nosmez_AW9l9JI_1LIn3JLXgjs--oyz4ElYAiyREi0sqQpca9rnBUNoojkg58ew2i1MRhVOmrAkdrR6dbWKxEPSivLL_CyuxfyqI_p_bebh3za3tMsgDJtTSiXls7keZCMLkfBejJmVdX8k1hZuXX5jouYeqBDXTLryHzu90KKn9_q3TRJAPH5W33nA4cfOSCf50bPCxgYaU-vnVEt8RBg/https%3A%2F%2Fjsonplaceholder.typicode.com%2Fusers%2F1%60" text:style-name="Internet_20_link" text:visited-style-name="Visited_20_Internet_20_Link"><text:span text:style-name="T4">https://jsonplaceholder.typicode.com/users/1`</text:span></text:a><text:span text:style-name="T4">.</text:span></text:p>
      <text:p text:style-name="Standard"><text:span text:style-name="T4">3. Use `await` to wait for the response and convert it to JSON.</text:span></text:p>
      <text:p text:style-name="Standard"><text:span text:style-name="T4">4. Log the user data to the console.</text:span></text:p>
      <text:p text:style-name="Standard"><text:span text:style-name="T4">5. Call the `getUserData` function and observe the output.</text:span></text:p>
      <text:p text:style-name="P2"/>
      <text:p text:style-name="P2"/>
      <text:p text:style-name="Standard"><text:span text:style-name="T4">Assignment 3: Error Handling</text:span></text:p>
      <text:p text:style-name="Standard"><text:span text:style-name="T4">Handle errors in async functions using try/catch.</text:span></text:p>
      <text:p text:style-name="P3"/>
      <text:p text:style-name="Standard"><text:span text:style-name="T4">Instructions: </text:span></text:p>
      <text:p text:style-name="Standard"><text:span text:style-name="T4">1. Modify the `getUserData` function from Assignment 2.</text:span></text:p>
      <text:p text:style-name="Standard"><text:span text:style-name="T4">2. Wrap the `fetch` call and the subsequent code in a try/catch block.</text:span></text:p>
      <text:p text:style-name="Standard"><text:span text:style-name="T4">3. In the catch block, log an error message to the console if the request fails.</text:span></text:p>
      <text:p text:style-name="Standard"><text:span text:style-name="T4">4. Test the function by modifying the URL to an invalid one and observing the output.</text:span></text:p>
      <text:p text:style-name="P2"/>
      <text:p text:style-name="P2"/>
      <text:p text:style-name="P12"><text:span text:style-name="T4">Assignment 4: Chaining Async Functions</text:span></text:p>
      <text:p text:style-name="P12"><text:span text:style-name="T4">Chain multiple async functions together.</text:span></text:p>
      <text:p text:style-name="P3"/>
      <text:p text:style-name="Standard"><text:span text:style-name="T4">Instructions: </text:span></text:p>
      <text:p text:style-name="Standard"><text:span text:style-name="T4">1. Create two async functions, `fetchPosts` and `fetchComments`.</text:span></text:p>
      <text:p text:style-name="Standard"><text:span text:style-name="T4">2. In `fetchPosts`, use the `fetch` API to get posts from `</text:span><text:a xlink:type="simple" xlink:href="https://secure-web.cisco.com/1AC3_h8uJBhF1pEGRihYkQ92ZYLsFbUhzOK9VWJYv5Qe73D60QpAMD3mnlfxIitEL-yYBTsc-Y0-f63alf49ICinA0272lgjoRCQ0zxrj0wJKH4JMd9DfikUx4_LM6ak-3_wGCGAQqJL58-uXKtaQ62ppnxhBj5ADyofpusiPXGDaLxS7vst0xp5CBm6Y5KyINWTcbs5LaCAuQCYq64FZ-MN_89mRB_LkWit0jwNyRGl41IMoWyIs4G2Y8KQyF2n5rW9umqifFGTE888Id4ema_H2qhAgf8TWgewxHW-3ZLulnfmRdxCvjBcJQozPRZ2FWz_C7ui22rSM5HQv3m0iHqZZ8jPeqO3K42MNvuTOv7p6MVLKInP-OHH4l3cP6bXsjrWBAohQxUpMgZcFw2eUDw/https%3A%2F%2Fjsonplaceholder.typicode.com%2Fposts%60" text:style-name="Internet_20_link" text:visited-style-name="Visited_20_Internet_20_Link"><text:span text:style-name="T4">https://jsonplaceholder.typicode.com/posts`</text:span></text:a><text:span text:style-name="T4">.</text:span></text:p>
      <text:p text:style-name="Standard"><text:span text:style-name="T4">3. In `fetchComments`, use the `fetch` API to get comments for a specific post from `</text:span><text:a xlink:type="simple" xlink:href="https://secure-web.cisco.com/1YKam51r8waAE-MhxGmeV7pRPc4u1egUfsy0WsQtm8YrSWF7S4wR0wPvVTNcYRpHuwg14tvQ26gE3HJVVi643fn12jiwWxWGAicHgrcRMRvB9TfRydUgZn6z6hX6YOBZtyyl6pmWeGx-g_9TzTnuNEQVFUu2c629h7IpHu8OWD2nwKgKUH0lSPA0f-d-qdWXvv7o3TluoUGQAZScnrh7xh4GNnw6y2mM40LFPrQv1iWefApyt-6QtOs7ZPCioA0yFIpvKg1LKgSiECebVtPYUDVqrRsqOcrjtSD-NrJrybTmsmbYqB9Hl2bvXLioYtKhI-CtakxDB7tbJH-6Le0zGcyFbN8XazL5IHl_MKN8qAKEUJBT4CGZ9eX1hM0tLumfQRzY-bSHlB_zbPfCsEi-XVg/https%3A%2F%2Fjsonplaceholder.typicode.com%2Fcomments%3FpostId%3D1%60" text:style-name="Internet_20_link" text:visited-style-name="Visited_20_Internet_20_Link"><text:span text:style-name="T4">https://jsonplaceholder.typicode.com/comments?postId=1`</text:span></text:a><text:span text:style-name="T4">.</text:span></text:p>
      <text:p text:style-name="Standard"><text:span text:style-name="T4">4. Create a third async function named `fetchAllData` that uses `await` to call both `fetchPosts` and `fetchComments`.</text:span></text:p>
      <text:p text:style-name="Standard"><text:span text:style-name="T4">5. Log the combined data from both functions to the console.</text:span></text:p>
      <text:p text:style-name="Standard"><text:span text:style-name="T4">6. Call `fetchAllData` and observe the output.</text:span></text:p>
      <text:p text:style-name="P2"/>
      <text:p text:style-name="P2"/>
      <text:p text:style-name="P5"><text:span text:style-name="T4">Assignment 5: Parallel Execution</text:span></text:p>
      <text:p text:style-name="P5"><text:span text:style-name="T4">Execute multiple asynchronous operations in parallel using `Promise.all`.</text:span></text:p>
      <text:p text:style-name="P3"/>
      <text:p text:style-name="Standard"><text:span text:style-name="T4">Instructions: </text:span></text:p>
      <text:p text:style-name="Standard"><text:span text:style-name="T4">1. Modify the `fetchAllData` function from Assignment 4.</text:span></text:p>
      <text:p text:style-name="Standard"><text:soft-page-break/><text:span text:style-name="T4">2. Instead of awaiting each function one after another, use `Promise.all` to execute `fetchPosts` and `fetchComments` in parallel.</text:span></text:p>
      <text:p text:style-name="Standard"><text:span text:style-name="T4">3. Log the combined data to the console once both promises are resolved.</text:span></text:p>
      <text:p text:style-name="Standard"><text:span text:style-name="T4">4. Call `fetchAllData` and observe the output.</text:span></text:p>
      <text:p text:style-name="P2"/>
      <text:p text:style-name="P3"/>
      <text:p text:style-name="P1"><text:span text:style-name="T2">Assignment: To-Do application</text:span></text:p>
      <text:p text:style-name="P3"/>
      <text:p text:style-name="Standard"><text:span text:style-name="T4">Develop a To-Do application that allows users to manage their tasks efficiently. Application should provide functionality for users to add new to-dos, remove already added to-do. Added to-dos should be displayed on the html page.</text:span></text:p>
      <text:p text:style-name="Standard"><text:span text:style-name="T5">Required HTML and CSS are given below, you must write javascript code in a separate javascript file and link them together.</text:span></text:p>
      <text:p text:style-name="P3"/>
      <text:p text:style-name="Standard"><text:span text:style-name="T4">html</text:span></text:p>
      <text:p text:style-name="P10"><text:span text:style-name="T6">&lt;!</text:span><text:span text:style-name="T7">DOCTYPE html</text:span><text:span text:style-name="T6">&gt;</text:span></text:p>
      <text:p text:style-name="P10"><text:span text:style-name="T6">&lt;html</text:span><text:span text:style-name="T7"> </text:span><text:span text:style-name="T8">lang</text:span><text:span text:style-name="T7">=</text:span><text:span text:style-name="T9">"en"</text:span><text:span text:style-name="T6">&gt;</text:span></text:p>
      <text:p text:style-name="P10"><text:span text:style-name="T6">&lt;head&gt;</text:span></text:p>
      <text:p text:style-name="P10"><text:span text:style-name="T7">    </text:span><text:span text:style-name="T6">&lt;meta</text:span><text:span text:style-name="T7"> </text:span><text:span text:style-name="T8">charset</text:span><text:span text:style-name="T7">=</text:span><text:span text:style-name="T9">"UTF-8"</text:span><text:span text:style-name="T6">&gt;</text:span></text:p>
      <text:p text:style-name="P10"><text:span text:style-name="T7">    </text:span><text:span text:style-name="T6">&lt;meta</text:span><text:span text:style-name="T7"> </text:span><text:span text:style-name="T8">name</text:span><text:span text:style-name="T7">=</text:span><text:span text:style-name="T9">"viewport"</text:span><text:span text:style-name="T7"> </text:span><text:span text:style-name="T8">content</text:span><text:span text:style-name="T7">=</text:span><text:span text:style-name="T9">"width=device-width, initial-scale=1.0"</text:span><text:span text:style-name="T6">&gt;</text:span></text:p>
      <text:p text:style-name="P10"><text:span text:style-name="T7">    </text:span><text:span text:style-name="T6">&lt;title&gt;</text:span><text:span text:style-name="T7">To-Do List</text:span><text:span text:style-name="T6">&lt;/title&gt;</text:span></text:p>
      <text:p text:style-name="P10"><text:span text:style-name="T7">    </text:span><text:span text:style-name="T6">&lt;style&gt;</text:span></text:p>
      <text:p text:style-name="P10"><text:span text:style-name="T7">        </text:span><text:span text:style-name="T6">.container</text:span><text:span text:style-name="T7"> {</text:span></text:p>
      <text:p text:style-name="P10"><text:span text:style-name="T7">            </text:span><text:span text:style-name="T8">width</text:span><text:span text:style-name="T7">: </text:span><text:span text:style-name="T10">300px</text:span><text:span text:style-name="T7">;</text:span></text:p>
      <text:p text:style-name="P10"><text:span text:style-name="T7">            </text:span><text:span text:style-name="T8">margin</text:span><text:span text:style-name="T7">: </text:span><text:span text:style-name="T10">0</text:span><text:span text:style-name="T7"> </text:span><text:span text:style-name="T11">auto</text:span><text:span text:style-name="T7">;</text:span></text:p>
      <text:p text:style-name="P10"><text:span text:style-name="T7">            </text:span><text:span text:style-name="T8">text-align</text:span><text:span text:style-name="T7">: </text:span><text:span text:style-name="T11">center</text:span><text:span text:style-name="T7">;</text:span></text:p>
      <text:p text:style-name="P10"><text:span text:style-name="T7">        }</text:span></text:p>
      <text:p text:style-name="P10"><text:span text:style-name="T7">        </text:span><text:span text:style-name="T6">ul</text:span><text:span text:style-name="T7"> {</text:span></text:p>
      <text:p text:style-name="P10"><text:span text:style-name="T7">            </text:span><text:span text:style-name="T8">list-style-type</text:span><text:span text:style-name="T7">: </text:span><text:span text:style-name="T11">none</text:span><text:span text:style-name="T7">;</text:span></text:p>
      <text:p text:style-name="P10"><text:span text:style-name="T7">            </text:span><text:span text:style-name="T8">padding</text:span><text:span text:style-name="T7">: </text:span><text:span text:style-name="T10">0</text:span><text:span text:style-name="T7">;</text:span></text:p>
      <text:p text:style-name="P10"><text:span text:style-name="T7">        }</text:span></text:p>
      <text:p text:style-name="P10"><text:span text:style-name="T7">        </text:span><text:span text:style-name="T6">li</text:span><text:span text:style-name="T7"> {</text:span></text:p>
      <text:p text:style-name="P10"><text:span text:style-name="T7">            </text:span><text:span text:style-name="T8">display</text:span><text:span text:style-name="T7">: </text:span><text:span text:style-name="T11">flex</text:span><text:span text:style-name="T7">;</text:span></text:p>
      <text:p text:style-name="P10"><text:span text:style-name="T7">            </text:span><text:span text:style-name="T8">justify-content</text:span><text:span text:style-name="T7">: </text:span><text:span text:style-name="T11">space-between</text:span><text:span text:style-name="T7">;</text:span></text:p>
      <text:p text:style-name="P10"><text:span text:style-name="T7">            </text:span><text:span text:style-name="T8">padding</text:span><text:span text:style-name="T7">: </text:span><text:span text:style-name="T10">8px</text:span><text:span text:style-name="T7">;</text:span></text:p>
      <text:p text:style-name="P10"><text:span text:style-name="T7">            </text:span><text:span text:style-name="T8">background-color</text:span><text:span text:style-name="T7">: </text:span><text:span text:style-name="T11">#f3f3f3</text:span><text:span text:style-name="T7">;</text:span></text:p>
      <text:p text:style-name="P10"><text:span text:style-name="T7">            </text:span><text:span text:style-name="T8">margin-bottom</text:span><text:span text:style-name="T7">: </text:span><text:span text:style-name="T10">5px</text:span><text:span text:style-name="T7">;</text:span></text:p>
      <text:p text:style-name="P10"><text:span text:style-name="T7">        }</text:span></text:p>
      <text:p text:style-name="P10"><text:span text:style-name="T7">    </text:span><text:span text:style-name="T6">&lt;/style&gt;</text:span></text:p>
      <text:p text:style-name="P10"><text:span text:style-name="T6">&lt;/head&gt;</text:span></text:p>
      <text:p text:style-name="P10"><text:span text:style-name="T6">&lt;body&gt;</text:span></text:p>
      <text:p text:style-name="P10"><text:span text:style-name="T7">    </text:span><text:span text:style-name="T6">&lt;div</text:span><text:span text:style-name="T7"> </text:span><text:span text:style-name="T8">class</text:span><text:span text:style-name="T7">=</text:span><text:span text:style-name="T9">"container"</text:span><text:span text:style-name="T6">&gt;</text:span></text:p>
      <text:p text:style-name="P10"><text:span text:style-name="T7">        </text:span><text:span text:style-name="T6">&lt;h1&gt;</text:span><text:span text:style-name="T7">To-Do List</text:span><text:span text:style-name="T6">&lt;/h1&gt;</text:span></text:p>
      <text:p text:style-name="P10"><text:span text:style-name="T7">        </text:span><text:span text:style-name="T6">&lt;input</text:span><text:span text:style-name="T7"> </text:span><text:span text:style-name="T8">type</text:span><text:span text:style-name="T7">=</text:span><text:span text:style-name="T9">"text"</text:span><text:span text:style-name="T7"> </text:span><text:span text:style-name="T8">id</text:span><text:span text:style-name="T7">=</text:span><text:span text:style-name="T9">"todokInput"</text:span><text:span text:style-name="T7"> </text:span><text:span text:style-name="T8">placeholder</text:span><text:span text:style-name="T7">=</text:span><text:span text:style-name="T9">"Add a new todo"</text:span><text:span text:style-name="T6">&gt;</text:span></text:p>
      <text:p text:style-name="P10"><text:span text:style-name="T7">        </text:span><text:span text:style-name="T6">&lt;button</text:span><text:span text:style-name="T7"> </text:span><text:span text:style-name="T8">id</text:span><text:span text:style-name="T7">=</text:span><text:span text:style-name="T9">"addTodoButton"</text:span><text:span text:style-name="T6">&gt;</text:span><text:span text:style-name="T7">Add Todo</text:span><text:span text:style-name="T6">&lt;/button&gt;</text:span></text:p>
      <text:p text:style-name="P10"><text:span text:style-name="T7">        </text:span><text:span text:style-name="T6">&lt;ul</text:span><text:span text:style-name="T7"> </text:span><text:span text:style-name="T8">id</text:span><text:span text:style-name="T7">=</text:span><text:span text:style-name="T9">"todoList"</text:span><text:span text:style-name="T6">&gt;&lt;/ul&gt;</text:span></text:p>
      <text:p text:style-name="P10"><text:span text:style-name="T7">    </text:span><text:span text:style-name="T6">&lt;/div&gt;</text:span></text:p>
      <text:p text:style-name="P10"><text:span text:style-name="T6">&lt;/body&gt;</text:span></text:p>
      <text:p text:style-name="P10"><text:span text:style-name="T6">&lt;/html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in" fo:line-height="100%" fo:orphans="2" fo:widows="2" style:writing-mode="lr-tb"/>
      <style:text-properties style:use-window-font-color="true" style:font-name="Calibri" style:letter-kerning="true" style:font-name-complex="Calibri1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bhijeet Gole</meta:initial-creator>
    <dc:creator>Sukhpreet Bhatti</dc:creator>
    <meta:editing-cycles>45</meta:editing-cycles>
    <meta:creation-date>2024-07-01T06:14:00</meta:creation-date>
    <dc:date>2024-07-10T22:50:38.99</dc:date>
    <meta:editing-duration>PT10M11S</meta:editing-duration>
    <meta:generator>OpenOffice/4.1.11$Win32 OpenOffice.org_project/4111m1$Build-9808</meta:generator>
    <meta:document-statistic meta:table-count="0" meta:image-count="0" meta:object-count="0" meta:page-count="16" meta:paragraph-count="553" meta:word-count="2885" meta:character-count="2071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